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5cfd3" officeooo:paragraph-rsid="0025cfd3"/>
    </style:style>
    <style:style style:name="P2" style:family="paragraph" style:parent-style-name="Standard">
      <style:paragraph-properties style:writing-mode="lr-tb"/>
      <style:text-properties officeooo:paragraph-rsid="0019c2a7"/>
    </style:style>
    <style:style style:name="P3" style:family="paragraph" style:parent-style-name="Standard">
      <style:paragraph-properties style:writing-mode="lr-tb"/>
      <style:text-properties style:font-name="Times New Roman" officeooo:paragraph-rsid="0019c2a7"/>
    </style:style>
    <style:style style:name="P4" style:family="paragraph" style:parent-style-name="Standard">
      <style:paragraph-properties style:writing-mode="lr-tb"/>
      <style:text-properties style:font-name="Times New Roman" officeooo:rsid="0019c2a7" officeooo:paragraph-rsid="0019c2a7"/>
    </style:style>
    <style:style style:name="P5" style:family="paragraph" style:parent-style-name="Standard">
      <style:paragraph-properties style:writing-mode="lr-tb"/>
      <style:text-properties style:font-name="Times New Roman" fo:font-size="12pt" officeooo:paragraph-rsid="0019c2a7" style:font-size-asian="12pt" style:font-size-complex="12pt"/>
    </style:style>
    <style:style style:name="P6" style:family="paragraph" style:parent-style-name="Standard">
      <style:paragraph-properties style:writing-mode="lr-tb"/>
      <style:text-properties style:font-name="Times New Roman" fo:font-size="12pt" officeooo:rsid="001d8b9d" officeooo:paragraph-rsid="001d8b9d" style:font-size-asian="12pt" style:font-size-complex="12pt"/>
    </style:style>
    <style:style style:name="P7" style:family="paragraph" style:parent-style-name="Standard">
      <style:paragraph-properties style:writing-mode="lr-tb"/>
      <style:text-properties style:font-name="Times New Roman" fo:font-size="12pt" officeooo:rsid="001dad71" officeooo:paragraph-rsid="001dad71" style:font-size-asian="12pt" style:font-size-complex="12pt"/>
    </style:style>
    <style:style style:name="P8" style:family="paragraph" style:parent-style-name="Standard">
      <style:paragraph-properties style:writing-mode="lr-tb"/>
      <style:text-properties style:font-name="Times New Roman" fo:font-size="12pt" officeooo:rsid="001e1b09" officeooo:paragraph-rsid="001e1b09" style:font-size-asian="12pt" style:font-size-complex="12pt"/>
    </style:style>
    <style:style style:name="P9" style:family="paragraph" style:parent-style-name="Standard">
      <style:paragraph-properties style:writing-mode="lr-tb"/>
      <style:text-properties style:font-name="Times New Roman" fo:font-size="12pt" officeooo:rsid="001f8bcf" officeooo:paragraph-rsid="001f8bcf" style:font-size-asian="12pt" style:font-size-complex="12pt"/>
    </style:style>
    <style:style style:name="P10" style:family="paragraph" style:parent-style-name="Standard">
      <style:paragraph-properties style:writing-mode="lr-tb"/>
      <style:text-properties style:font-name="Times New Roman" fo:font-size="12pt" officeooo:rsid="00209821" officeooo:paragraph-rsid="00209821" style:font-size-asian="12pt" style:font-size-complex="12pt"/>
    </style:style>
    <style:style style:name="P11" style:family="paragraph" style:parent-style-name="Standard">
      <style:paragraph-properties style:writing-mode="lr-tb"/>
      <style:text-properties style:font-name="Times New Roman" fo:font-size="12pt" officeooo:rsid="002191c0" officeooo:paragraph-rsid="002191c0" style:font-size-asian="12pt" style:font-size-complex="12pt"/>
    </style:style>
    <style:style style:name="P12" style:family="paragraph" style:parent-style-name="Standard">
      <style:paragraph-properties style:writing-mode="lr-tb"/>
      <style:text-properties style:font-name="Times New Roman" fo:font-size="12pt" officeooo:paragraph-rsid="0019c2a7" style:font-size-asian="10.5pt" style:font-size-complex="12pt"/>
    </style:style>
    <style:style style:name="P13" style:family="paragraph" style:parent-style-name="Standard">
      <style:paragraph-properties style:writing-mode="lr-tb"/>
      <style:text-properties style:font-name="Times New Roman" fo:font-size="12pt" officeooo:rsid="0025a213" officeooo:paragraph-rsid="0025a213" style:font-size-asian="10.5pt" style:font-size-complex="12pt"/>
    </style:style>
    <style:style style:name="P14" style:family="paragraph" style:parent-style-name="Standard">
      <style:paragraph-properties style:writing-mode="lr-tb"/>
      <style:text-properties style:font-name="Times New Roman" officeooo:rsid="001a7ef5" officeooo:paragraph-rsid="001a7ef5"/>
    </style:style>
    <style:style style:name="P15" style:family="paragraph" style:parent-style-name="Standard">
      <style:paragraph-properties style:writing-mode="lr-tb"/>
      <style:text-properties style:font-name="Times New Roman" officeooo:rsid="001b8f97" officeooo:paragraph-rsid="001b8f97"/>
    </style:style>
    <style:style style:name="P16" style:family="paragraph" style:parent-style-name="Standard">
      <style:paragraph-properties style:writing-mode="lr-tb"/>
      <style:text-properties style:font-name="Times New Roman" officeooo:rsid="001d4399" officeooo:paragraph-rsid="001d4399"/>
    </style:style>
    <style:style style:name="P17" style:family="paragraph" style:parent-style-name="Standard">
      <style:paragraph-properties style:writing-mode="lr-tb"/>
      <style:text-properties style:font-name="Times New Roman" officeooo:rsid="001d8b9d" officeooo:paragraph-rsid="001d8b9d"/>
    </style:style>
    <style:style style:name="P18" style:family="paragraph" style:parent-style-name="Standard">
      <style:paragraph-properties style:writing-mode="lr-tb"/>
      <style:text-properties style:font-name="Times New Roman" officeooo:rsid="002191c0" officeooo:paragraph-rsid="002191c0"/>
    </style:style>
    <style:style style:name="P19" style:family="paragraph" style:parent-style-name="Standard">
      <style:paragraph-properties style:writing-mode="lr-tb"/>
      <style:text-properties style:font-name="Times New Roman" officeooo:rsid="00209821" officeooo:paragraph-rsid="00209821"/>
    </style:style>
    <style:style style:name="P20" style:family="paragraph" style:parent-style-name="Standard">
      <style:paragraph-properties style:writing-mode="lr-tb"/>
      <style:text-properties style:font-name="Times New Roman" officeooo:rsid="00243da1" officeooo:paragraph-rsid="00243da1"/>
    </style:style>
    <style:style style:name="P21" style:family="paragraph" style:parent-style-name="Standard">
      <style:paragraph-properties style:writing-mode="lr-tb"/>
      <style:text-properties style:font-name="Times New Roman" officeooo:rsid="0024f6f6" officeooo:paragraph-rsid="0024f6f6"/>
    </style:style>
    <style:style style:name="P22" style:family="paragraph" style:parent-style-name="Standard">
      <style:paragraph-properties style:writing-mode="lr-tb"/>
      <style:text-properties style:font-name="Times New Roman" officeooo:rsid="0025a213" officeooo:paragraph-rsid="0025a213"/>
    </style:style>
    <style:style style:name="P23" style:family="paragraph" style:parent-style-name="Standard">
      <style:paragraph-properties style:writing-mode="lr-tb"/>
      <style:text-properties style:font-name="Times New Roman" fo:font-weight="bold" officeooo:rsid="00124825" officeooo:paragraph-rsid="0025a213" style:font-weight-asian="bold" style:font-weight-complex="bold"/>
    </style:style>
    <style:style style:name="P24" style:family="paragraph" style:parent-style-name="Standard">
      <style:paragraph-properties style:writing-mode="lr-tb"/>
      <style:text-properties style:font-name="Times New Roman" fo:font-size="14pt" fo:font-weight="normal" officeooo:rsid="00124825" officeooo:paragraph-rsid="0025a213" style:font-size-asian="14pt" style:font-weight-asian="normal" style:font-size-complex="14pt" style:font-weight-complex="normal"/>
    </style:style>
    <style:style style:name="P25" style:family="paragraph" style:parent-style-name="Standard">
      <style:paragraph-properties style:writing-mode="lr-tb"/>
      <style:text-properties style:font-name="Times New Roman" fo:font-size="15pt" fo:font-weight="bold" officeooo:rsid="00124825" officeooo:paragraph-rsid="0025a213" style:font-size-asian="15pt" style:font-weight-asian="bold" style:font-size-complex="15pt" style:font-weight-complex="bold"/>
    </style:style>
    <style:style style:name="P26" style:family="paragraph" style:parent-style-name="Standard">
      <style:paragraph-properties style:writing-mode="lr-tb"/>
      <style:text-properties officeooo:paragraph-rsid="001d8b9d"/>
    </style:style>
    <style:style style:name="P27" style:family="paragraph" style:parent-style-name="Standard">
      <style:paragraph-properties style:writing-mode="lr-tb"/>
      <style:text-properties officeooo:paragraph-rsid="001dad71"/>
    </style:style>
    <style:style style:name="P28" style:family="paragraph" style:parent-style-name="Standard">
      <style:paragraph-properties style:writing-mode="lr-tb"/>
      <style:text-properties officeooo:paragraph-rsid="001e1b09"/>
    </style:style>
    <style:style style:name="P29" style:family="paragraph" style:parent-style-name="Standard">
      <style:paragraph-properties style:writing-mode="lr-tb"/>
      <style:text-properties officeooo:paragraph-rsid="002191c0"/>
    </style:style>
    <style:style style:name="P30" style:family="paragraph" style:parent-style-name="Standard">
      <style:paragraph-properties style:writing-mode="lr-tb"/>
      <style:text-properties officeooo:paragraph-rsid="0024f6f6"/>
    </style:style>
    <style:style style:name="P31" style:family="paragraph" style:parent-style-name="Standard">
      <style:paragraph-properties style:writing-mode="lr-tb"/>
      <style:text-properties officeooo:rsid="0024f6f6" officeooo:paragraph-rsid="0024f6f6"/>
    </style:style>
    <style:style style:name="P32" style:family="paragraph" style:parent-style-name="Standard">
      <style:paragraph-properties style:writing-mode="lr-tb"/>
      <style:text-properties officeooo:paragraph-rsid="00253e6a"/>
    </style:style>
    <style:style style:name="P33" style:family="paragraph" style:parent-style-name="Standard">
      <style:paragraph-properties style:writing-mode="lr-tb"/>
      <style:text-properties officeooo:rsid="00253e6a" officeooo:paragraph-rsid="00253e6a"/>
    </style:style>
    <style:style style:name="T1" style:family="text">
      <style:text-properties style:font-name="sans-serif" fo:font-size="15pt"/>
    </style:style>
    <style:style style:name="T2" style:family="text">
      <style:text-properties style:font-name="sans-serif" fo:font-size="12.75pt" fo:font-weight="normal" style:font-weight-asian="normal" style:font-weight-complex="normal"/>
    </style:style>
    <style:style style:name="T3" style:family="text">
      <style:text-properties style:font-name="sans-serif" fo:font-weight="normal" style:font-weight-asian="normal" style:font-weight-complex="normal"/>
    </style:style>
    <style:style style:name="T4" style:family="text">
      <style:text-properties fo:font-size="15pt"/>
    </style:style>
    <style:style style:name="T5" style:family="text">
      <style:text-properties officeooo:rsid="001a7ef5"/>
    </style:style>
    <style:style style:name="T6" style:family="text">
      <style:text-properties style:font-name="Times New Roman" fo:font-size="12pt" style:font-size-asian="12pt" style:font-size-complex="12pt"/>
    </style:style>
    <style:style style:name="T7" style:family="text">
      <style:text-properties style:font-name="Times New Roman" fo:font-size="12pt" officeooo:rsid="001d8b9d" style:font-size-asian="12pt" style:font-size-complex="12pt"/>
    </style:style>
    <style:style style:name="T8" style:family="text">
      <style:text-properties style:font-name="Times New Roman" fo:font-size="12pt" officeooo:rsid="001dad71" style:font-size-asian="12pt" style:font-size-complex="12pt"/>
    </style:style>
    <style:style style:name="T9" style:family="text">
      <style:text-properties style:font-name="Times New Roman" fo:font-size="12pt" officeooo:rsid="001e1b09" style:font-size-asian="12pt" style:font-size-complex="12pt"/>
    </style:style>
    <style:style style:name="T10" style:family="text">
      <style:text-properties style:font-name="Times New Roman" fo:font-size="12pt" officeooo:rsid="002191c0" style:font-size-asian="12pt" style:font-size-complex="12pt"/>
    </style:style>
    <style:style style:name="T11" style:family="text">
      <style:text-properties style:font-name="Times New Roman" fo:font-size="12pt" officeooo:rsid="0024f6f6" style:font-size-asian="12pt" style:font-size-complex="12pt"/>
    </style:style>
    <style:style style:name="T12" style:family="text">
      <style:text-properties style:font-name="Times New Roman" fo:font-size="12pt" officeooo:rsid="00253e6a" style:font-size-asian="12pt" style:font-size-complex="12pt"/>
    </style:style>
    <style:style style:name="T13" style:family="text">
      <style:text-properties fo:font-size="12pt" style:font-size-asian="12pt" style:font-size-complex="12pt"/>
    </style:style>
    <style:style style:name="T14" style:family="text">
      <style:text-properties officeooo:rsid="00253e6a"/>
    </style:style>
    <style:style style:name="T15" style:family="text">
      <style:text-properties fo:font-size="12.75pt" fo:font-weight="normal" style:font-weight-asian="normal" style:font-weight-complex="normal"/>
    </style:style>
    <style:style style:name="T16"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ext:p>
      <text:p text:style-name="P4"><text:span text:style-name="T4">Doug Branton</text:span></text:p>
      <text:p text:style-name="P4"><text:span text:style-name="T4">COSC 519</text:span></text:p>
      <text:p text:style-name="P4"><text:span text:style-name="T4">Homework 1</text:span></text:p>
      <text:p text:style-name="P4"><text:span text:style-name="T4"/></text:p>
      <text:p text:style-name="P3"><text:bookmark text:name="page3R_mcid5"/><text:span text:style-name="T4">1.Install Ubuntu VM on your own Desktop or Laptop to do this homework. You can also use any other VM or Linux environment of your choice and also use our labs. </text:span></text:p>
      <text:p text:style-name="P4"><text:span text:style-name="T4">[Done]</text:span></text:p>
      <text:p text:style-name="P3"><text:span text:style-name="T4"/></text:p>
      <text:p text:style-name="P3"><text:bookmark text:name="page3R_mcid6"/><text:bookmark text:name="page3R_mcid7"/><text:span text:style-name="T4">2.Learn about 50 distinct commands of Linux/Unix OS by running them on the system. Each command must be a distinct one, not with different options in the same command.<text:line-break/></text:span></text:p>
      <text:p text:style-name="P14"><text:span text:style-name="T4">[Any command that doesn’t give output has an ls to demonstrate change]</text:span></text:p>
      <text:p text:style-name="P5"><text:span text:style-name="T5">1. </text:span>ls -al</text:p>
      <text:p text:style-name="P5">total 3272</text:p>
      <text:p text:style-name="P5">drwxrwxr-x 4 doug doug <text:s text:c="3"/>4096 Sep 21 17:53 .</text:p>
      <text:p text:style-name="P5">drwxrwxr-x 3 doug doug <text:s text:c="3"/>4096 Sep <text:s/>7 17:58 ..</text:p>
      <text:p text:style-name="P5">-rw-rw-r-- 1 doug doug <text:s text:c="2"/>12815 Sep 21 17:53 branton_hw1_mk2.odt</text:p>
      <text:p text:style-name="P5">-rw-rw-r-- 1 doug doug 1783745 Sep 19 22:19 branton_hw1.odt</text:p>
      <text:p text:style-name="P5">-rw-rw-r-- 1 doug doug 1418388 Sep 19 22:20 branton_hw1.pdf</text:p>
      <text:p text:style-name="P5">drwxrwxr-x 2 doug doug <text:s text:c="3"/>4096 Sep 19 20:49 data</text:p>
      <text:p text:style-name="P5">drwx------ 2 doug doug <text:s text:c="3"/>4096 Sep 15 11:12 first</text:p>
      <text:p text:style-name="P5">-rw-rw-r-- 1 doug doug <text:s text:c="2"/>11208 Sep 19 20:58 first.7z</text:p>
      <text:p text:style-name="P5">-rw-rw-r-- 1 doug doug <text:s text:c="2"/>81482 Sep 17 17:54 hw1_1.png</text:p>
      <text:p text:style-name="P5">-rw-rw-r-- 1 doug doug <text:s text:c="5"/>82 Sep 21 17:53 .~lock.branton_hw1_mk2.odt#</text:p>
      <text:p text:style-name="P5">-rw-rw-r-- 1 doug doug <text:s text:c="5"/>82 Sep 19 22:19 .~lock.branton_hw1.odt#</text:p>
      <text:p text:style-name="P5">-rwxrwxrwx 1 doug doug <text:s text:c="4"/>251 Sep 19 22:15 save_sum.sh</text:p>
      <text:p text:style-name="P5">-rw-rw-r-- 1 doug doug <text:s text:c="6"/>3 Sep 19 22:17 sumfile.txt</text:p>
      <text:p text:style-name="P5"/>
      <text:p text:style-name="P3"><text:span text:style-name="T5">2. </text:span>cat hw1_out.txt</text:p>
      <text:p text:style-name="P3">total 3272</text:p>
      <text:p text:style-name="P3">drwxrwxr-x 4 doug doug <text:s text:c="3"/>4096 Sep 21 17:59 .</text:p>
      <text:p text:style-name="P3">drwxrwxr-x 3 doug doug <text:s text:c="3"/>4096 Sep <text:s/>7 17:58 ..</text:p>
      <text:p text:style-name="P3">-rw-rw-r-- 1 doug doug <text:s text:c="2"/>12815 Sep 21 17:53 branton_hw1_mk2.odt</text:p>
      <text:p text:style-name="P3">-rw-rw-r-- 1 doug doug 1783745 Sep 19 22:19 branton_hw1.odt</text:p>
      <text:p text:style-name="P3">-rw-rw-r-- 1 doug doug 1418388 Sep 19 22:20 branton_hw1.pdf</text:p>
      <text:p text:style-name="P3">drwxrwxr-x 2 doug doug <text:s text:c="3"/>4096 Sep 19 20:49 data</text:p>
      <text:p text:style-name="P3">drwx------ 2 doug doug <text:s text:c="3"/>4096 Sep 15 11:12 first</text:p>
      <text:p text:style-name="P3">-rw-rw-r-- 1 doug doug <text:s text:c="2"/>11208 Sep 19 20:58 first.7z</text:p>
      <text:p text:style-name="P3">-rw-rw-r-- 1 doug doug <text:s text:c="2"/>81482 Sep 17 17:54 hw1_1.png</text:p>
      <text:p text:style-name="P3">-rw-rw-r-- 1 doug doug <text:s text:c="6"/>0 Sep 21 17:59 hw1_out.txt</text:p>
      <text:p text:style-name="P3">-rw-rw-r-- 1 doug doug <text:s text:c="5"/>82 Sep 21 17:53 .~lock.branton_hw1_mk2.odt#</text:p>
      <text:p text:style-name="P3">-rw-rw-r-- 1 doug doug <text:s text:c="5"/>82 Sep 19 22:19 .~lock.branton_hw1.odt#</text:p>
      <text:p text:style-name="P3"><text:soft-page-break/>-rwxrwxrwx 1 doug doug <text:s text:c="4"/>251 Sep 19 22:15 save_sum.sh</text:p>
      <text:p text:style-name="P3">-rw-rw-r-- 1 doug doug <text:s text:c="6"/>3 Sep 19 22:17 sumfile.txt</text:p>
      <text:p text:style-name="P3"/>
      <text:p text:style-name="P3"><text:span text:style-name="T5">3. </text:span>(base) doug@pop-os:~/grad/cosc519/hw1$ cd ..</text:p>
      <text:p text:style-name="P3">(base) doug@pop-os:~/grad/cosc519$ ls</text:p>
      <text:p text:style-name="P3">hw1</text:p>
      <text:p text:style-name="P3"/>
      <text:p text:style-name="P15">4. head hw1_out.txt</text:p>
      <text:p text:style-name="P15">total 3272</text:p>
      <text:p text:style-name="P15">drwxrwxr-x 4 doug doug <text:s text:c="3"/>4096 Sep 21 17:59 .</text:p>
      <text:p text:style-name="P15">drwxrwxr-x 3 doug doug <text:s text:c="3"/>4096 Sep <text:s/>7 17:58 ..</text:p>
      <text:p text:style-name="P15">-rw-rw-r-- 1 doug doug <text:s text:c="2"/>12815 Sep 21 17:53 branton_hw1_mk2.odt</text:p>
      <text:p text:style-name="P15">-rw-rw-r-- 1 doug doug 1783745 Sep 19 22:19 branton_hw1.odt</text:p>
      <text:p text:style-name="P15">-rw-rw-r-- 1 doug doug 1418388 Sep 19 22:20 branton_hw1.pdf</text:p>
      <text:p text:style-name="P15">drwxrwxr-x 2 doug doug <text:s text:c="3"/>4096 Sep 19 20:49 data</text:p>
      <text:p text:style-name="P15">drwx------ 2 doug doug <text:s text:c="3"/>4096 Sep 15 11:12 first</text:p>
      <text:p text:style-name="P15">-rw-rw-r-- 1 doug doug <text:s text:c="2"/>11208 Sep 19 20:58 first.7z</text:p>
      <text:p text:style-name="P15">-rw-rw-r-- 1 doug doug <text:s text:c="2"/>81482 Sep 17 17:54 hw1_1.png</text:p>
      <text:p text:style-name="P15">5. tail hw1_out.txt</text:p>
      <text:p text:style-name="P15">total 3272</text:p>
      <text:p text:style-name="P15">drwxrwxr-x 4 doug doug <text:s text:c="3"/>4096 Sep 21 17:59 .</text:p>
      <text:p text:style-name="P15">drwxrwxr-x 3 doug doug <text:s text:c="3"/>4096 Sep <text:s/>7 17:58 ..</text:p>
      <text:p text:style-name="P15">-rw-rw-r-- 1 doug doug <text:s text:c="2"/>12815 Sep 21 17:53 branton_hw1_mk2.odt</text:p>
      <text:p text:style-name="P15">-rw-rw-r-- 1 doug doug 1783745 Sep 19 22:19 branton_hw1.odt</text:p>
      <text:p text:style-name="P15">-rw-rw-r-- 1 doug doug 1418388 Sep 19 22:20 branton_hw1.pdf</text:p>
      <text:p text:style-name="P15">drwxrwxr-x 2 doug doug <text:s text:c="3"/>4096 Sep 19 20:49 data</text:p>
      <text:p text:style-name="P15">drwx------ 2 doug doug <text:s text:c="3"/>4096 Sep 15 11:12 first</text:p>
      <text:p text:style-name="P15">-rw-rw-r-- 1 doug doug <text:s text:c="2"/>11208 Sep 19 20:58 first.7z</text:p>
      <text:p text:style-name="P15">-rw-rw-r-- 1 doug doug <text:s text:c="2"/>81482 Sep 17 17:54 hw1_1.png</text:p>
      <text:p text:style-name="P15"/>
      <text:p text:style-name="P16">6. pwd</text:p>
      <text:p text:style-name="P16">/home/doug/grad/cosc519/hw1</text:p>
      <text:p text:style-name="P16"/>
      <text:p text:style-name="P17">7. mkdir test</text:p>
      <text:p text:style-name="P17">(base) doug@pop-os:~/grad/cosc519/hw1$ ls</text:p>
      <text:p text:style-name="P17">branton_hw1_mk2.odt <text:s/>branton_hw1.odt <text:s/>branton_hw1.pdf <text:s/>data <text:s/>first <text:s/>first.7z <text:s/>hw1_1.png <text:s/>hw1_out.txt <text:s/>save_sum.sh <text:s/>sumfile.txt <text:s/>test</text:p>
      <text:p text:style-name="P17"/>
      <text:p text:style-name="P17">8. mv test test2</text:p>
      <text:p text:style-name="P17">(base) doug@pop-os:~/grad/cosc519/hw1$ ls</text:p>
      <text:p text:style-name="P17">branton_hw1_mk2.odt <text:s/>branton_hw1.odt <text:s/>branton_hw1.pdf <text:s/>data <text:s/>first <text:s/>first.7z <text:s/>hw1_1.png <text:s/>hw1_out.txt <text:s/>save_sum.sh <text:s/>sumfile.txt <text:s/>test2</text:p>
      <text:p text:style-name="P17"/>
      <text:p text:style-name="P17">9. rm -rf test2</text:p>
      <text:p text:style-name="P17">(base) doug@pop-os:~/grad/cosc519/hw1$ ls</text:p>
      <text:p text:style-name="P17">branton_hw1_mk2.odt <text:s/>branton_hw1.odt <text:s/>branton_hw1.pdf <text:s/>data <text:s/>first <text:s/>first.7z <text:s/>hw1_1.png <text:s/>hw1_out.txt <text:s/>save_sum.sh <text:s/>sumfile.txt</text:p>
      <text:p text:style-name="P3"><text:span text:style-name="T4"/></text:p>
      <text:p text:style-name="P6"><text:soft-page-break/>10. touch test.txt</text:p>
      <text:p text:style-name="P6">(base) doug@pop-os:~/grad/cosc519/hw1$ ls</text:p>
      <text:p text:style-name="P6">branton_hw1_mk2.odt <text:s/>branton_hw1.odt <text:s/>branton_hw1.pdf <text:s/>data <text:s/>first <text:s/>first.7z <text:s/>hw1_1.png <text:s/>hw1_out.txt <text:s/>save_sum.sh <text:s/>sumfile.txt <text:s/>test.txt</text:p>
      <text:p text:style-name="P6"/>
      <text:p text:style-name="P6">11. cp test.txt test2.txt</text:p>
      <text:p text:style-name="P6">(base) doug@pop-os:~/grad/cosc519/hw1$ ls</text:p>
      <text:p text:style-name="P6">branton_hw1_mk2.odt <text:s/>branton_hw1.odt <text:s/>branton_hw1.pdf <text:s/>data <text:s/>first <text:s/>first.7z <text:s/>hw1_1.png <text:s/>hw1_out.txt <text:s/>save_sum.sh <text:s/>sumfile.txt <text:s/>test2.txt <text:s/>test.txt</text:p>
      <text:p text:style-name="P6"/>
      <text:p text:style-name="P6">12. id</text:p>
      <text:p text:style-name="P6">uid=1000(doug) gid=1000(doug) groups=1000(doug),4(adm),27(sudo)</text:p>
      <text:p text:style-name="P6"/>
      <text:p text:style-name="P6">13. who</text:p>
      <text:p text:style-name="P6">doug <text:s text:c="4"/>:1 <text:s text:c="10"/>2021-08-31 15:23 (:1)</text:p>
      <text:p text:style-name="P26"><text:span text:style-name="T7">14. w</text:span></text:p>
      <text:p text:style-name="P6"><text:s/>18:15:40 up 21 days, <text:s/>2:52, <text:s/>1 user, <text:s/>load average: 0.50, 0.39, 0.37</text:p>
      <text:p text:style-name="P6">USER <text:s text:c="4"/>TTY <text:s text:c="5"/>FROM <text:s text:c="12"/>LOGIN@ <text:s text:c="2"/>IDLE <text:s text:c="2"/>JCPU <text:s text:c="2"/>PCPU WHAT</text:p>
      <text:p text:style-name="P6">doug <text:s text:c="4"/>:1 <text:s text:c="6"/>:1 <text:s text:c="14"/>31Aug21 ?xdm? <text:s text:c="2"/>1:46m <text:s/>0.01s /usr/lib/gdm3/gdm-x-session --run-script env GNOME_SHELL_SESSION_MODE=pop /usr/bin/gnome-session --systemd --session=pop</text:p>
      <text:p text:style-name="P26"><text:span text:style-name="T7">15. w</text:span></text:p>
      <text:p text:style-name="P6"><text:s/>18:15:48 up 21 days, <text:s/>2:52, <text:s/>1 user, <text:s/>load average: 0.50, 0.40, 0.38</text:p>
      <text:p text:style-name="P6">USER <text:s text:c="4"/>TTY <text:s text:c="5"/>FROM <text:s text:c="12"/>LOGIN@ <text:s text:c="2"/>IDLE <text:s text:c="2"/>JCPU <text:s text:c="2"/>PCPU WHAT</text:p>
      <text:p text:style-name="P6">doug <text:s text:c="4"/>:1 <text:s text:c="6"/>:1 <text:s text:c="14"/>31Aug21 ?xdm? <text:s text:c="2"/>1:47m <text:s/>0.01s /usr/lib/gdm3/gdm-x-session --run-script env GNOME_SHELL_SESSION_MODE=pop /usr/bin/gnome-session --systemd --session=pop</text:p>
      <text:p text:style-name="P26"><text:span text:style-name="T7">16. ps</text:span></text:p>
      <text:p text:style-name="P6"><text:s text:c="4"/>PID TTY <text:s text:c="9"/>TIME CMD</text:p>
      <text:p text:style-name="P6"><text:s text:c="3"/>5968 pts/0 <text:s text:c="3"/>00:00:00 bash</text:p>
      <text:p text:style-name="P6"><text:s text:c="2"/>74726 pts/0 <text:s text:c="3"/>00:00:00 ps</text:p>
      <text:p text:style-name="P6"/>
      <text:p text:style-name="P7">17. uname</text:p>
      <text:p text:style-name="P7">Linux</text:p>
      <text:p text:style-name="P27"><text:span text:style-name="T8">18. uptime</text:span></text:p>
      <text:p text:style-name="P7"><text:s/>18:27:42 up 21 days, <text:s/>3:04, <text:s/>1 user, <text:s/>load average: 0.15, 0.24, 0.30</text:p>
      <text:p text:style-name="P27"><text:span text:style-name="T8">19. hostname</text:span></text:p>
      <text:p text:style-name="P7">pop-os</text:p>
      <text:p text:style-name="P27"><text:span text:style-name="T8">20. date</text:span></text:p>
      <text:p text:style-name="P7">Tue 21 Sep 2021 06:27:49 PM EDT</text:p>
      <text:p text:style-name="P27"><text:span text:style-name="T8">21. last</text:span></text:p>
      <text:p text:style-name="P7">doug <text:s text:c="4"/>:1 <text:s text:c="10"/>:1 <text:s text:c="14"/>Tue Aug 31 15:23 <text:s text:c="2"/>still logged in</text:p>
      <text:p text:style-name="P7">reboot <text:s text:c="2"/>system boot <text:s/>5.11.0-7614-gene Tue Aug 31 15:23 <text:s text:c="2"/>still running</text:p>
      <text:p text:style-name="P7">doug <text:s text:c="4"/>:1 <text:s text:c="10"/>:1 <text:s text:c="14"/>Mon Aug <text:s/>9 19:13 - crash (21+20:09)</text:p>
      <text:p text:style-name="P7">reboot <text:s text:c="2"/>system boot <text:s/>5.11.0-7614-gene Mon Aug <text:s/>9 19:13 <text:s text:c="2"/>still running</text:p>
      <text:p text:style-name="P7">doug <text:s text:c="4"/>:1 <text:s text:c="10"/>:1 <text:s text:c="14"/>Thu Jul 22 17:23 - crash (18+01:50)</text:p>
      <text:p text:style-name="P7">reboot <text:s text:c="2"/>system boot <text:s/>5.11.0-7614-gene Mon Jul 19 19:35 <text:s text:c="2"/>still running</text:p>
      <text:p text:style-name="P7">doug <text:s text:c="4"/>:1 <text:s text:c="10"/>:1 <text:s text:c="14"/>Thu Jul 15 17:43 - crash (4+01:52)</text:p>
      <text:p text:style-name="P7">reboot <text:s text:c="2"/>system boot <text:s/>5.11.0-7614-gene Thu Jul 15 17:43 <text:s text:c="2"/>still running</text:p>
      <text:p text:style-name="P7">doug <text:s text:c="4"/>:1 <text:s text:c="10"/>:1 <text:s text:c="14"/>Sun Jul 11 20:08 - crash (3+21:35)</text:p>
      <text:p text:style-name="P7">reboot <text:s text:c="2"/>system boot <text:s/>5.11.0-7614-gene Sun Jul 11 20:07 <text:s text:c="2"/>still running</text:p>
      <text:p text:style-name="P7"><text:soft-page-break/>doug <text:s text:c="4"/>:1 <text:s text:c="10"/>:1 <text:s text:c="14"/>Sun Jun 20 12:45 - crash (21+07:22)</text:p>
      <text:p text:style-name="P7">reboot <text:s text:c="2"/>system boot <text:s/>5.11.0-7614-gene Sun Jun 20 12:44 <text:s text:c="2"/>still running</text:p>
      <text:p text:style-name="P7">doug <text:s text:c="4"/>:1 <text:s text:c="10"/>:1 <text:s text:c="14"/>Sun Jun <text:s/>6 16:07 - crash (13+20:37)</text:p>
      <text:p text:style-name="P7">doug <text:s text:c="4"/>:1 <text:s text:c="10"/>:1 <text:s text:c="14"/>Sun May 30 15:36 - 15:17 <text:s/>(23:41)</text:p>
      <text:p text:style-name="P7">reboot <text:s text:c="2"/>system boot <text:s/>5.4.0-7642-gener Sun May 30 15:35 <text:s text:c="2"/>still running</text:p>
      <text:p text:style-name="P7">doug <text:s text:c="4"/>:1 <text:s text:c="10"/>:1 <text:s text:c="14"/>Sat May 29 19:51 - crash <text:s/>(19:43)</text:p>
      <text:p text:style-name="P7">reboot <text:s text:c="2"/>system boot <text:s/>5.4.0-7642-gener Sat May 29 19:46 <text:s text:c="2"/>still running</text:p>
      <text:p text:style-name="P7">doug <text:s text:c="4"/>:1 <text:s text:c="10"/>:1 <text:s text:c="14"/>Wed Mar 17 17:36 - crash (73+02:09)</text:p>
      <text:p text:style-name="P7"/>
      <text:p text:style-name="P8">22. chmod 777 test.txt</text:p>
      <text:p text:style-name="P8">(base) doug@pop-os:~/grad/cosc519/hw1$ ls -l</text:p>
      <text:p text:style-name="P8">total 3264</text:p>
      <text:p text:style-name="P8">-rw-rw-r-- 1 doug doug <text:s text:c="2"/>17791 Sep 21 18:29 branton_hw1_mk2.odt</text:p>
      <text:p text:style-name="P8">-rw-rw-r-- 1 doug doug 1783745 Sep 19 22:19 branton_hw1.odt</text:p>
      <text:p text:style-name="P8">-rw-rw-r-- 1 doug doug 1418388 Sep 19 22:20 branton_hw1.pdf</text:p>
      <text:p text:style-name="P8">drwxrwxr-x 2 doug doug <text:s text:c="3"/>4096 Sep 19 20:49 data</text:p>
      <text:p text:style-name="P8">drwx------ 2 doug doug <text:s text:c="3"/>4096 Sep 15 11:12 first</text:p>
      <text:p text:style-name="P8">-rw-rw-r-- 1 doug doug <text:s text:c="2"/>11208 Sep 19 20:58 first.7z</text:p>
      <text:p text:style-name="P8">-rw-rw-r-- 1 doug doug <text:s text:c="2"/>81482 Sep 17 17:54 hw1_1.png</text:p>
      <text:p text:style-name="P8">-rw-rw-r-- 1 doug doug <text:s text:c="4"/>802 Sep 21 17:59 hw1_out.txt</text:p>
      <text:p text:style-name="P8">-rwxrwxrwx 1 doug doug <text:s text:c="4"/>251 Sep 19 22:15 save_sum.sh</text:p>
      <text:p text:style-name="P8">-rw-rw-r-- 1 doug doug <text:s text:c="6"/>3 Sep 19 22:17 sumfile.txt</text:p>
      <text:p text:style-name="P8">-rw-rw-r-- 1 doug doug <text:s text:c="6"/>0 Sep 21 18:14 test2.txt</text:p>
      <text:p text:style-name="P8">-rwxrwxrwx 1 doug doug <text:s text:c="6"/>0 Sep 21 18:13 test.txt</text:p>
      <text:p text:style-name="P8"/>
      <text:p text:style-name="P8">23. cal</text:p>
      <text:p text:style-name="P8"><text:s text:c="3"/>September 2021 <text:s text:c="4"/></text:p>
      <text:p text:style-name="P8">Su Mo Tu We Th Fr Sa <text:s/></text:p>
      <text:p text:style-name="P8"><text:s text:c="10"/>1 <text:s/>2 <text:s/>3 <text:s/>4 <text:s/></text:p>
      <text:p text:style-name="P8"><text:s/>5 <text:s/>6 <text:s/>7 <text:s/>8 <text:s/>9 10 11 <text:s/></text:p>
      <text:p text:style-name="P8">12 13 14 15 16 17 18 <text:s/></text:p>
      <text:p text:style-name="P8">19 20 21 22 23 24 25 <text:s/></text:p>
      <text:p text:style-name="P8">26 27 28 29 30 <text:s text:c="7"/></text:p>
      <text:p text:style-name="P8"/>
      <text:p text:style-name="P8">24. whoami</text:p>
      <text:p text:style-name="P8">doug</text:p>
      <text:p text:style-name="P28"><text:span text:style-name="T9"/></text:p>
      <text:p text:style-name="P28"><text:span text:style-name="T9">25.df</text:span></text:p>
      <text:p text:style-name="P8">Filesystem <text:s text:c="4"/>1K-blocks <text:s text:c="4"/>Used Available Use% Mounted on</text:p>
      <text:p text:style-name="P8">udev <text:s text:c="12"/>3963368 <text:s text:c="7"/>0 <text:s text:c="2"/>3963368 <text:s text:c="2"/>0% /dev</text:p>
      <text:p text:style-name="P8">tmpfs <text:s text:c="12"/>803144 <text:s text:c="4"/>2236 <text:s text:c="3"/>800908 <text:s text:c="2"/>1% /run</text:p>
      <text:p text:style-name="P8">/dev/nvme0n1p3 470908196 31096060 415821556 <text:s text:c="2"/>7% /</text:p>
      <text:p text:style-name="P8">tmpfs <text:s text:c="11"/>4015708 <text:s text:c="3"/>17716 <text:s text:c="2"/>3997992 <text:s text:c="2"/>1% /dev/shm</text:p>
      <text:p text:style-name="P8">tmpfs <text:s text:c="14"/>5120 <text:s text:c="7"/>0 <text:s text:c="5"/>5120 <text:s text:c="2"/>0% /run/lock</text:p>
      <text:p text:style-name="P8">tmpfs <text:s text:c="11"/>4015708 <text:s text:c="7"/>0 <text:s text:c="2"/>4015708 <text:s text:c="2"/>0% /sys/fs/cgroup</text:p>
      <text:p text:style-name="P8">/dev/nvme0n1p1 <text:s text:c="3"/>508932 <text:s text:c="2"/>303260 <text:s text:c="3"/>205672 <text:s/>60% /boot/efi</text:p>
      <text:p text:style-name="P8">/dev/nvme0n1p2 <text:s text:c="2"/>4186100 <text:s/>2176660 <text:s text:c="2"/>2009440 <text:s/>52% /recovery</text:p>
      <text:p text:style-name="P8">tmpfs <text:s text:c="12"/>803140 <text:s text:c="6"/>20 <text:s text:c="3"/>803120 <text:s text:c="2"/>1% /run/user/110</text:p>
      <text:p text:style-name="P8">tmpfs <text:s text:c="12"/>803140 <text:s text:c="5"/>140 <text:s text:c="3"/>803000 <text:s text:c="2"/>1% /run/user/1000</text:p>
      <text:p text:style-name="P9"><text:soft-page-break/>26. sudo fdisk -l</text:p>
      <text:p text:style-name="P9">[sudo] password for doug: </text:p>
      <text:p text:style-name="P9">Disk /dev/nvme0n1: 465.78 GiB, 500107862016 bytes, 976773168 sectors</text:p>
      <text:p text:style-name="P9">Disk model: Samsung SSD 970 EVO Plus 500GB <text:s text:c="9"/></text:p>
      <text:p text:style-name="P9">Units: sectors of 1 * 512 = 512 bytes</text:p>
      <text:p text:style-name="P9">Sector size (logical/physical): 512 bytes / 512 bytes</text:p>
      <text:p text:style-name="P9">I/O size (minimum/optimal): 512 bytes / 512 bytes</text:p>
      <text:p text:style-name="P9">Disklabel type: gpt</text:p>
      <text:p text:style-name="P9">Disk identifier: 63F47F30-7928-43D5-B502-F8BD6D3CE7EA</text:p>
      <text:p text:style-name="P9"/>
      <text:p text:style-name="P9">Device <text:s text:c="12"/>Start <text:s text:c="6"/>End <text:s text:c="2"/>Sectors <text:s text:c="2"/>Size Type</text:p>
      <text:p text:style-name="P9">/dev/nvme0n1p1 <text:s text:c="5"/>4096 <text:s text:c="2"/>1023998 <text:s text:c="2"/>1019903 <text:s text:c="2"/>498M EFI System</text:p>
      <text:p text:style-name="P9">/dev/nvme0n1p2 <text:s text:c="2"/>1024000 <text:s text:c="2"/>9412606 <text:s text:c="2"/>8388607 <text:s text:c="4"/>4G Microsoft basic data</text:p>
      <text:p text:style-name="P9">/dev/nvme0n1p3 <text:s text:c="2"/>9412608 968380462 958967855 457.3G Linux filesystem</text:p>
      <text:p text:style-name="P9">/dev/nvme0n1p4 968380464 976769070 <text:s text:c="2"/>8388607 <text:s text:c="4"/>4G Linux swap</text:p>
      <text:p text:style-name="P9"/>
      <text:p text:style-name="P9"/>
      <text:p text:style-name="P9">Disk /dev/mapper/cryptswap: 3.102 GiB, 4294442496 bytes, 8387583 sectors</text:p>
      <text:p text:style-name="P9">Units: sectors of 1 * 512 = 512 bytes</text:p>
      <text:p text:style-name="P9">Sector size (logical/physical): 512 bytes / 512 bytes</text:p>
      <text:p text:style-name="P9">I/O size (minimum/optimal): 512 bytes / 512 bytes</text:p>
      <text:p text:style-name="P9"/>
      <text:p text:style-name="P9">27. <text:s/>netstat -nutlp</text:p>
      <text:p text:style-name="P9">(Not all processes could be identified, non-owned process info</text:p>
      <text:p text:style-name="P9"><text:s/>will not be shown, you would have to be root to see it all.)</text:p>
      <text:p text:style-name="P9">Active Internet connections (only servers)</text:p>
      <text:p text:style-name="P9">Proto Recv-Q Send-Q Local Address <text:s text:c="10"/>Foreign Address <text:s text:c="8"/>State <text:s text:c="6"/>PID/Program name <text:s text:c="3"/></text:p>
      <text:p text:style-name="P9">tcp <text:s text:c="7"/>0 <text:s text:c="5"/>0 127.0.0.1:55307 <text:s text:c="8"/>0.0.0.0:* <text:s text:c="14"/>LISTEN <text:s text:c="5"/>65483/python <text:s text:c="7"/></text:p>
      <text:p text:style-name="P9">tcp <text:s text:c="7"/>0 <text:s text:c="5"/>0 127.0.0.1:37269 <text:s text:c="8"/>0.0.0.0:* <text:s text:c="14"/>LISTEN <text:s text:c="5"/>65483/python <text:s text:c="7"/></text:p>
      <text:p text:style-name="P9">tcp <text:s text:c="7"/>0 <text:s text:c="5"/>0 127.0.0.53:53 <text:s text:c="10"/>0.0.0.0:* <text:s text:c="14"/>LISTEN <text:s text:c="5"/>- <text:s text:c="18"/></text:p>
      <text:p text:style-name="P9">tcp <text:s text:c="7"/>0 <text:s text:c="5"/>0 127.0.0.1:631 <text:s text:c="10"/>0.0.0.0:* <text:s text:c="14"/>LISTEN <text:s text:c="5"/>- <text:s text:c="18"/></text:p>
      <text:p text:style-name="P9">tcp <text:s text:c="7"/>0 <text:s text:c="5"/>0 127.0.0.1:8888 <text:s text:c="9"/>0.0.0.0:* <text:s text:c="14"/>LISTEN <text:s text:c="5"/>65377/python <text:s text:c="7"/></text:p>
      <text:p text:style-name="P9">tcp <text:s text:c="7"/>0 <text:s text:c="5"/>0 127.0.0.1:49757 <text:s text:c="8"/>0.0.0.0:* <text:s text:c="14"/>LISTEN <text:s text:c="5"/>65483/python <text:s text:c="7"/></text:p>
      <text:p text:style-name="P9">tcp <text:s text:c="7"/>0 <text:s text:c="5"/>0 127.0.0.1:39229 <text:s text:c="8"/>0.0.0.0:* <text:s text:c="14"/>LISTEN <text:s text:c="5"/>65483/python <text:s text:c="7"/></text:p>
      <text:p text:style-name="P9">tcp <text:s text:c="7"/>0 <text:s text:c="5"/>0 127.0.0.1:38463 <text:s text:c="8"/>0.0.0.0:* <text:s text:c="14"/>LISTEN <text:s text:c="5"/>2630/expressvpn-age </text:p>
      <text:p text:style-name="P9">tcp <text:s text:c="7"/>0 <text:s text:c="5"/>0 127.0.0.1:2015 <text:s text:c="9"/>0.0.0.0:* <text:s text:c="14"/>LISTEN <text:s text:c="5"/>- <text:s text:c="18"/></text:p>
      <text:p text:style-name="P9">tcp <text:s text:c="7"/>0 <text:s text:c="5"/>0 127.0.0.1:37061 <text:s text:c="8"/>0.0.0.0:* <text:s text:c="14"/>LISTEN <text:s text:c="5"/>65483/python <text:s text:c="7"/></text:p>
      <text:p text:style-name="P9">tcp <text:s text:c="7"/>0 <text:s text:c="5"/>0 127.0.0.1:45157 <text:s text:c="8"/>0.0.0.0:* <text:s text:c="14"/>LISTEN <text:s text:c="5"/>65483/python <text:s text:c="7"/></text:p>
      <text:p text:style-name="P9">tcp <text:s text:c="7"/>0 <text:s text:c="5"/>0 127.0.0.1:42377 <text:s text:c="8"/>0.0.0.0:* <text:s text:c="14"/>LISTEN <text:s text:c="5"/>64267/expressvpn-br </text:p>
      <text:p text:style-name="P9">tcp6 <text:s text:c="6"/>0 <text:s text:c="5"/>0 ::1:631 <text:s text:c="16"/>:::* <text:s text:c="19"/>LISTEN <text:s text:c="5"/>- <text:s text:c="18"/></text:p>
      <text:p text:style-name="P9"/>
      <text:p text:style-name="P9">28. ifconfig</text:p>
      <text:p text:style-name="P9">lo: flags=73&lt;UP,LOOPBACK,RUNNING&gt; <text:s/>mtu 65536</text:p>
      <text:p text:style-name="P9"><text:s text:c="8"/>inet 127.0.0.1 <text:s/>netmask 255.0.0.0</text:p>
      <text:p text:style-name="P9"><text:s text:c="8"/>inet6 ::1 <text:s/>prefixlen 128 <text:s/>scopeid 0x10&lt;host&gt;</text:p>
      <text:p text:style-name="P9"><text:s text:c="8"/>loop <text:s/>txqueuelen 1000 <text:s/>(Local Loopback)</text:p>
      <text:p text:style-name="P9"><text:s text:c="8"/>RX packets 193534 <text:s/>bytes 64376376 (64.3 MB)</text:p>
      <text:p text:style-name="P9"><text:s text:c="8"/>RX errors 0 <text:s/>dropped 0 <text:s/>overruns 0 <text:s/>frame 0</text:p>
      <text:p text:style-name="P9"><text:s text:c="8"/>TX packets 193534 <text:s/>bytes 64376376 (64.3 MB)</text:p>
      <text:p text:style-name="P9"><text:soft-page-break/><text:s text:c="8"/>TX errors 0 <text:s/>dropped 0 overruns 0 <text:s/>carrier 0 <text:s/>collisions 0</text:p>
      <text:p text:style-name="P9"/>
      <text:p text:style-name="P9">wlp58s0: flags=4163&lt;UP,BROADCAST,RUNNING,MULTICAST&gt; <text:s/>mtu 1500</text:p>
      <text:p text:style-name="P9"><text:s text:c="8"/>inet 10.250.56.161 <text:s/>netmask 255.255.240.0 <text:s/>broadcast 10.250.63.255</text:p>
      <text:p text:style-name="P9"><text:s text:c="8"/>inet6 fe80::942e:18c4:b372:f5bf <text:s/>prefixlen 64 <text:s/>scopeid 0x20&lt;link&gt;</text:p>
      <text:p text:style-name="P9"><text:s text:c="8"/>ether 9c:b6:d0:d1:ed:91 <text:s/>txqueuelen 1000 <text:s/>(Ethernet)</text:p>
      <text:p text:style-name="P9"><text:s text:c="8"/>RX packets 1853993 <text:s/>bytes 2330462683 (2.3 GB)</text:p>
      <text:p text:style-name="P9"><text:s text:c="8"/>RX errors 0 <text:s/>dropped 66 <text:s/>overruns 0 <text:s/>frame 0</text:p>
      <text:p text:style-name="P9"><text:s text:c="8"/>TX packets 481313 <text:s/>bytes 101390053 (101.3 MB)</text:p>
      <text:p text:style-name="P9"><text:s text:c="8"/></text:p>
      <text:p text:style-name="P9"/>
      <text:p text:style-name="P10">29. cmp new_file.txt hw1.txt</text:p>
      <text:p text:style-name="P10">new_file.txt hw1.txt differ: byte 1, line 1</text:p>
      <text:p text:style-name="P10"/>
      <text:p text:style-name="P10">30. comm new_file.txt hw1.txt</text:p>
      <text:p text:style-name="P10">apples</text:p>
      <text:p text:style-name="P10">bananas</text:p>
      <text:p text:style-name="P10"><text:tab/>hw1.txt</text:p>
      <text:p text:style-name="P10">oranges</text:p>
      <text:p text:style-name="P10">comm: file 1 is not in sorted order</text:p>
      <text:p text:style-name="P10">kiwi</text:p>
      <text:p text:style-name="P10"/>
      <text:p text:style-name="P19"><text:span text:style-name="T13"><text:tab/>test1.txt</text:span></text:p>
      <text:p text:style-name="P11">31. diff new_file.txt hw1.txt</text:p>
      <text:p text:style-name="P11">1,5c1,2</text:p>
      <text:p text:style-name="P11">&lt; apples</text:p>
      <text:p text:style-name="P11">&lt; bananas</text:p>
      <text:p text:style-name="P11">&lt; oranges</text:p>
      <text:p text:style-name="P11">&lt; kiwi</text:p>
      <text:p text:style-name="P11">&lt; </text:p>
      <text:p text:style-name="P11">---</text:p>
      <text:p text:style-name="P11">&gt; hw1.txt</text:p>
      <text:p text:style-name="P11">&gt; test1.txt</text:p>
      <text:p text:style-name="P29"><text:span text:style-name="T10">32. diff3 new_file.txt hw1.txt test1.txt</text:span></text:p>
      <text:p text:style-name="P11">====2</text:p>
      <text:p text:style-name="P11">1:1,5c</text:p>
      <text:p text:style-name="P11">3:1,5c</text:p>
      <text:p text:style-name="P11"><text:s text:c="2"/>apples</text:p>
      <text:p text:style-name="P11"><text:s text:c="2"/>bananas</text:p>
      <text:p text:style-name="P11"><text:s text:c="2"/>oranges</text:p>
      <text:p text:style-name="P11"><text:s text:c="2"/>kiwi</text:p>
      <text:p text:style-name="P11"><text:s text:c="2"/></text:p>
      <text:p text:style-name="P11">2:1,2c</text:p>
      <text:p text:style-name="P11"><text:s text:c="2"/>hw1.txt</text:p>
      <text:p text:style-name="P18"><text:span text:style-name="T13"><text:s text:c="2"/>test1.txt</text:span></text:p>
      <text:p text:style-name="P18"><text:span text:style-name="T13"/></text:p>
      <text:p text:style-name="P18"><text:span text:style-name="T13">33. dir</text:span></text:p>
      <text:p text:style-name="P18"><text:span text:style-name="T13">hw1.txt <text:s/>new_file.txt <text:s/>newhw1.txt <text:s/>test1.txt</text:span></text:p>
      <text:p text:style-name="P18"><text:span text:style-name="T13"/></text:p>
      <text:p text:style-name="P29"><text:soft-page-break/><text:span text:style-name="T10">34. dircolors</text:span></text:p>
      <text:p text:style-name="P18"><text:span text:style-name="T13">LS_COLORS='rs=0:di=01;34:ln=01;36:mh=00:pi=40;33:so=01;35:do=01;35:bd=40;33;01:cd=40;33;01:or=40;31;01:mi=00:su=37;41:sg=30;43:ca=30;41:tw=30;42:ow=34;42:st=37;44:ex=01;32:*.tar=01;31:*.tgz=01;31:*.arc=01;31:*.arj=01;31:*.taz=01;31:*.lha=01;31:*.lz4=01;31:*.lzh=01;31:*.lzma=01;31:*.tlz=01;31:*.txz=01;31:*.tzo=01;31:*.t7z=01;31:*.zip=01;31:*.z=01;31:*.dz=01;31:*.gz=01;31:*.lrz=01;31:*.lz=01;31:*.lzo=01;31:*.xz=01;31:*.zst=01;31:*.tzst=01;31:*.bz2=01;31:*.bz=01;31:*.tbz=01;31:*.tbz2=01;31:*.tz=01;31:*.deb=01;31:*.rpm=01;31:*.jar=01;31:*.war=01;31:*.ear=01;31:*.sar=01;31:*.rar=01;31:*.alz=01;31:*.ace=01;31:*.zoo=01;31:*.cpio=01;31:*.7z=01;31:*.rz=01;31:*.cab=01;31:*.wim=01;31:*.swm=01;31:*.dwm=01;31:*.esd=01;31:*.jpg=01;35:*.jpeg=01;35:*.mjpg=01;35:*.mjpeg=01;35:*.gif=01;35:*.bmp=01;35:*.pbm=01;35:*.pgm=01;35:*.ppm=01;35:*.tga=01;35:*.xbm=01;35:*.xpm=01;35:*.tif=01;35:*.tiff=01;35:*.png=01;35:*.svg=01;35:*.svgz=01;35:*.mng=01;35:*.pcx=01;35:*.mov=01;35:*.mpg=01;35:*.mpeg=01;35:*.m2v=01;35:*.mkv=01;35:*.webm=01;35:*.ogm=01;35:*.mp4=01;35:*.m4v=01;35:*.mp4v=01;35:*.vob=01;35:*.qt=01;35:*.nuv=01;35:*.wmv=01;35:*.asf=01;35:*.rm=01;35:*.rmvb=01;35:*.flc=01;35:*.avi=01;35:*.fli=01;35:*.flv=01;35:*.gl=01;35:*.dl=01;35:*.xcf=01;35:*.xwd=01;35:*.yuv=01;35:*.cgm=01;35:*.emf=01;35:*.ogv=01;35:*.ogx=01;35:*.aac=00;36:*.au=00;36:*.flac=00;36:*.m4a=00;36:*.mid=00;36:*.midi=00;36:*.mka=00;36:*.mp3=00;36:*.mpc=00;36:*.ogg=00;36:*.ra=00;36:*.wav=00;36:*.oga=00;36:*.opus=00;36:*.spx=00;36:*.xspf=00;36:';</text:span></text:p>
      <text:p text:style-name="P18"><text:span text:style-name="T13">export LS_COLORS</text:span></text:p>
      <text:p text:style-name="P18"><text:span text:style-name="T13"/></text:p>
      <text:p text:style-name="P20"><text:span text:style-name="T13">35. dirs</text:span></text:p>
      <text:p text:style-name="P20"><text:span text:style-name="T13">~/grad/cosc519/hw1/data</text:span></text:p>
      <text:p text:style-name="P20"><text:span text:style-name="T13"/></text:p>
      <text:p text:style-name="P21"><text:span text:style-name="T13">36.du</text:span></text:p>
      <text:p text:style-name="P21"><text:span text:style-name="T13">20<text:tab/>.</text:span></text:p>
      <text:p text:style-name="P21"><text:span text:style-name="T13"/></text:p>
      <text:p text:style-name="P30"><text:span text:style-name="T11">37. file hw1.txt</text:span></text:p>
      <text:p text:style-name="P21"><text:span text:style-name="T13">hw1.txt: ASCII text</text:span></text:p>
      <text:p text:style-name="P21"><text:span text:style-name="T13"/></text:p>
      <text:p text:style-name="P30"><text:span text:style-name="T11">38. gzip hw1.txt</text:span></text:p>
      <text:p text:style-name="P21"><text:span text:style-name="T13">(base) doug@pop-os:~/grad/cosc519/hw1/data$ ls</text:span></text:p>
      <text:p text:style-name="P21"><text:span text:style-name="T13">hw1.txt.gz <text:s/>new_file.txt <text:s/>newhw1.txt <text:s/>test1.txt</text:span></text:p>
      <text:p text:style-name="P30"><text:span text:style-name="T11">39. <text:s/>gunzip hw1.txt</text:span></text:p>
      <text:p text:style-name="P21"><text:span text:style-name="T13">(base) doug@pop-os:~/grad/cosc519/hw1/data$ ls</text:span></text:p>
      <text:p text:style-name="P21"><text:span text:style-name="T13">hw1.txt <text:s/>new_file.txt <text:s/>newhw1.txt <text:s/>test1.txt</text:span></text:p>
      <text:p text:style-name="P21"><text:span text:style-name="T13"/></text:p>
      <text:p text:style-name="P21"><text:span text:style-name="T13">40. logname</text:span></text:p>
      <text:p text:style-name="P21"><text:span text:style-name="T13">doug</text:span></text:p>
      <text:p text:style-name="P30"><text:span text:style-name="T11">41. nl test1.txt</text:span></text:p>
      <text:p text:style-name="P21"><text:span text:style-name="T13"><text:s text:c="5"/>1<text:tab/>apples</text:span></text:p>
      <text:p text:style-name="P21"><text:span text:style-name="T13"><text:s text:c="5"/>2<text:tab/>bananas</text:span></text:p>
      <text:p text:style-name="P21"><text:span text:style-name="T13"><text:s text:c="5"/>3<text:tab/>oranges</text:span></text:p>
      <text:p text:style-name="P21"><text:span text:style-name="T13"><text:s text:c="5"/>4<text:tab/>kiwi</text:span></text:p>
      <text:p text:style-name="P21"><text:span text:style-name="T13"><text:s text:c="7"/></text:span></text:p>
      <text:p text:style-name="P30"><text:span text:style-name="T11">42. <text:s/>rev hw1.txt</text:span></text:p>
      <text:p text:style-name="P30"><text:span text:style-name="T11">txt.1wh</text:span></text:p>
      <text:p text:style-name="P30"><text:span text:style-name="T11">txt.1tset</text:span></text:p>
      <text:p text:style-name="P30"><text:span text:style-name="T11"/></text:p>
      <text:p text:style-name="P31"><text:span text:style-name="T6">43.scp hw1.txt newhw1.txt</text:span></text:p>
      <text:p text:style-name="P31"><text:soft-page-break/><text:span text:style-name="T6">(base) doug@pop-os:~/grad/cosc519/hw1/data$ ls</text:span></text:p>
      <text:p text:style-name="P31"><text:span text:style-name="T6">hw1.txt <text:s/>new_file.txt <text:s/>newhw1.txt <text:s/>test1.txt</text:span></text:p>
      <text:p text:style-name="P31"><text:span text:style-name="T6"/></text:p>
      <text:p text:style-name="P31"><text:span text:style-name="T6">44. <text:s/>sort new_file.txt</text:span></text:p>
      <text:p text:style-name="P31"><text:span text:style-name="T6"/></text:p>
      <text:p text:style-name="P31"><text:span text:style-name="T6">apples</text:span></text:p>
      <text:p text:style-name="P31"><text:span text:style-name="T6">bananas</text:span></text:p>
      <text:p text:style-name="P31"><text:span text:style-name="T6">kiwi</text:span></text:p>
      <text:p text:style-name="P31"><text:span text:style-name="T6">oranges</text:span></text:p>
      <text:p text:style-name="P31"><text:span text:style-name="T6"/></text:p>
      <text:p text:style-name="P31"><text:span text:style-name="T6">45. <text:s/>sum hw1.txt</text:span></text:p>
      <text:p text:style-name="P31"><text:span text:style-name="T6">23389 <text:s text:c="4"/>1</text:span></text:p>
      <text:p text:style-name="P31"><text:span text:style-name="T6"/></text:p>
      <text:p text:style-name="P31"><text:span text:style-name="T6">46. type mv</text:span></text:p>
      <text:p text:style-name="P31"><text:span text:style-name="T6">mv is hashed (/usr/bin/mv)</text:span></text:p>
      <text:p text:style-name="P31"><text:span text:style-name="T6"/></text:p>
      <text:p text:style-name="P31"><text:span text:style-name="T6">47. tty</text:span></text:p>
      <text:p text:style-name="P31"><text:span text:style-name="T6">/dev/pts/0</text:span></text:p>
      <text:p text:style-name="P32"><text:span text:style-name="T12"/></text:p>
      <text:p text:style-name="P32"><text:span text:style-name="T12">48.</text:span><text:span text:style-name="T11"> which ls</text:span></text:p>
      <text:p text:style-name="P31"><text:span text:style-name="T6">/usr/bin/ls</text:span></text:p>
      <text:p text:style-name="P30"><text:span text:style-name="T12">49. </text:span><text:span text:style-name="T11">!!</text:span></text:p>
      <text:p text:style-name="P31"><text:span text:style-name="T6">which ls</text:span></text:p>
      <text:p text:style-name="P31"><text:span text:style-name="T6">/usr/bin/ls</text:span></text:p>
      <text:p text:style-name="P31"><text:span text:style-name="T6"/></text:p>
      <text:p text:style-name="P33"><text:span text:style-name="T6">50. vmstat</text:span></text:p>
      <text:p text:style-name="P33"><text:span text:style-name="T6">procs -----------memory---------- ---swap-- -----io---- -system-- ------cpu-----</text:span></text:p>
      <text:p text:style-name="P33"><text:span text:style-name="T6"><text:s/>r <text:s/>b <text:s text:c="2"/>swpd <text:s text:c="2"/>free <text:s text:c="2"/>buff <text:s/>cache <text:s text:c="2"/>si <text:s text:c="2"/>so <text:s text:c="3"/>bi <text:s text:c="3"/>bo <text:s text:c="2"/>in <text:s text:c="2"/>cs us sy id wa st</text:span></text:p>
      <text:p text:style-name="P33"><text:span text:style-name="T6"><text:s/>1 <text:s/>0 2441012 128292 <text:s/>27804 1314612 <text:s text:c="3"/>5 <text:s text:c="2"/>36 <text:s text:c="3"/>81 <text:s text:c="2"/>104 <text:s text:c="2"/>80 <text:s text:c="2"/>86 11 <text:s/>4 86 <text:s/>0 <text:s/>0</text:span></text:p>
      <text:p text:style-name="P33"><text:span text:style-name="T6"/></text:p>
      <text:p text:style-name="P3"><text:bookmark text:name="page3R_mcid8"/><text:bookmark text:name="page3R_mcid9"/><text:span text:style-name="T4">3.Learn the command (Objdump ) some options to capture output. Use some real *.obj or *.exe files to test this command. </text:span></text:p>
      <text:p text:style-name="P3"><text:span text:style-name="T4"/></text:p>
      <text:p text:style-name="P3"><text:span text:style-name="T4">(base) doug@pop-os:~/grad/cosc519/hw1/first$ objdump hello -s</text:span></text:p>
      <text:p text:style-name="P3"><text:span text:style-name="T4"/></text:p>
      <text:p text:style-name="P3"><text:span text:style-name="T4">hello: <text:s text:c="4"/>file format elf64-x86-64</text:span></text:p>
      <text:p text:style-name="P3"><text:span text:style-name="T4"/></text:p>
      <text:p text:style-name="P3"><text:span text:style-name="T4">Contents of section .interp:</text:span></text:p>
      <text:p text:style-name="P3"><text:span text:style-name="T4"><text:s/>0238 2f6c6962 36342f6c 642d6c69 6e75782d <text:s/>/lib64/ld-linux-</text:span></text:p>
      <text:p text:style-name="P3"><text:span text:style-name="T4"><text:s/>0248 7838362d 36342e73 6f2e3200 <text:s text:c="10"/>x86-64.so.2. <text:s text:c="3"/></text:span></text:p>
      <text:p text:style-name="P3"><text:span text:style-name="T4">Contents of section .note.ABI-tag:</text:span></text:p>
      <text:p text:style-name="P3"><text:span text:style-name="T4"><text:s/>0254 04000000 10000000 01000000 474e5500 <text:s/>............GNU.</text:span></text:p>
      <text:p text:style-name="P3"><text:span text:style-name="T4"><text:s/>0264 00000000 03000000 02000000 00000000 <text:s/>................</text:span></text:p>
      <text:p text:style-name="P3"><text:span text:style-name="T4">Contents of section .note.gnu.build-id:</text:span></text:p>
      <text:p text:style-name="P3"><text:span text:style-name="T4"><text:s/>0274 04000000 14000000 03000000 474e5500 <text:s/>............GNU.</text:span></text:p>
      <text:p text:style-name="P3"><text:soft-page-break/><text:span text:style-name="T4"><text:s/>0284 d04a3604 592b0496 9b9a2f54 1ca963eb <text:s/>.J6.Y+..../T..c.</text:span></text:p>
      <text:p text:style-name="P3"><text:span text:style-name="T4"><text:s/>0294 ad6852ee <text:s text:c="28"/>.hR. <text:s text:c="11"/></text:span></text:p>
      <text:p text:style-name="P3"><text:span text:style-name="T4">Contents of section .gnu.hash:</text:span></text:p>
      <text:p text:style-name="P3"><text:span text:style-name="T4"><text:s/>0298 01000000 01000000 01000000 00000000 <text:s/>................</text:span></text:p>
      <text:p text:style-name="P3"><text:span text:style-name="T4"><text:s/>02a8 00000000 00000000 00000000 <text:s text:c="10"/>............ <text:s text:c="3"/></text:span></text:p>
      <text:p text:style-name="P3"><text:span text:style-name="T4">Contents of section .dynsym:</text:span></text:p>
      <text:p text:style-name="P3"><text:span text:style-name="T4"><text:s/>02b8 00000000 00000000 00000000 00000000 <text:s/>................</text:span></text:p>
      <text:p text:style-name="P3"><text:span text:style-name="T4"><text:s/>02c8 00000000 00000000 66000000 20000000 <text:s/>........f... ...</text:span></text:p>
      <text:p text:style-name="P3"><text:span text:style-name="T4"><text:s/>02d8 00000000 00000000 00000000 00000000 <text:s/>................</text:span></text:p>
      <text:p text:style-name="P3"><text:span text:style-name="T4"><text:s/>02e8 0b000000 12000000 00000000 00000000 <text:s/>................</text:span></text:p>
      <text:p text:style-name="P3"><text:span text:style-name="T4"><text:s/>02f8 00000000 00000000 10000000 12000000 <text:s/>................</text:span></text:p>
      <text:p text:style-name="P3"><text:span text:style-name="T4"><text:s/>0308 00000000 00000000 00000000 00000000 <text:s/>................</text:span></text:p>
      <text:p text:style-name="P3"><text:span text:style-name="T4"><text:s/>0318 21000000 12000000 00000000 00000000 <text:s/>!...............</text:span></text:p>
      <text:p text:style-name="P3"><text:span text:style-name="T4"><text:s/>0328 00000000 00000000 3e000000 12000000 <text:s/>........&gt;.......</text:span></text:p>
      <text:p text:style-name="P3"><text:span text:style-name="T4"><text:s/>0338 00000000 00000000 00000000 00000000 <text:s/>................</text:span></text:p>
      <text:p text:style-name="P3"><text:span text:style-name="T4"><text:s/>0348 82000000 20000000 00000000 00000000 <text:s/>.... ...........</text:span></text:p>
      <text:p text:style-name="P3"><text:span text:style-name="T4"><text:s/>0358 00000000 00000000 28000000 12000000 <text:s/>........(.......</text:span></text:p>
      <text:p text:style-name="P3"><text:span text:style-name="T4"><text:s/>0368 00000000 00000000 00000000 00000000 <text:s/>................</text:span></text:p>
      <text:p text:style-name="P3"><text:span text:style-name="T4"><text:s/>0378 91000000 20000000 00000000 00000000 <text:s/>.... ...........</text:span></text:p>
      <text:p text:style-name="P3"><text:span text:style-name="T4"><text:s/>0388 00000000 00000000 2f000000 22000000 <text:s/>......../..."...</text:span></text:p>
      <text:p text:style-name="P3"><text:span text:style-name="T4"><text:s/>0398 00000000 00000000 00000000 00000000 <text:s/>................</text:span></text:p>
      <text:p text:style-name="P3"><text:span text:style-name="T4">Contents of section .dynstr:</text:span></text:p>
      <text:p text:style-name="P3"><text:span text:style-name="T4"><text:s/>03a8 006c6962 632e736f 2e360070 75747300 <text:s/>.libc.so.6.puts.</text:span></text:p>
      <text:p text:style-name="P3"><text:span text:style-name="T4"><text:s/>03b8 5f5f7374 61636b5f 63686b5f 6661696c <text:s/>__stack_chk_fail</text:span></text:p>
      <text:p text:style-name="P3"><text:span text:style-name="T4"><text:s/>03c8 00707269 6e746600 6d616c6c 6f63005f <text:s/>.printf.malloc._</text:span></text:p>
      <text:p text:style-name="P3"><text:span text:style-name="T4"><text:s/>03d8 5f637861 5f66696e 616c697a 65005f5f <text:s/>_cxa_finalize.__</text:span></text:p>
      <text:p text:style-name="P3"><text:span text:style-name="T4"><text:s/>03e8 6c696263 5f737461 72745f6d 61696e00 <text:s/>libc_start_main.</text:span></text:p>
      <text:p text:style-name="P3"><text:span text:style-name="T4"><text:s/>03f8 474c4942 435f322e 3400474c 4942435f <text:s/>GLIBC_2.4.GLIBC_</text:span></text:p>
      <text:p text:style-name="P3"><text:span text:style-name="T4"><text:s/>0408 322e322e 35005f49 544d5f64 65726567 <text:s/>2.2.5._ITM_dereg</text:span></text:p>
      <text:p text:style-name="P3"><text:span text:style-name="T4"><text:s/>0418 69737465 72544d43 6c6f6e65 5461626c <text:s/>isterTMCloneTabl</text:span></text:p>
      <text:p text:style-name="P3"><text:span text:style-name="T4"><text:s/>0428 65005f5f 676d6f6e 5f737461 72745f5f <text:s/>e.__gmon_start__</text:span></text:p>
      <text:p text:style-name="P3"><text:span text:style-name="T4"><text:s/>0438 005f4954 4d5f7265 67697374 6572544d <text:s/>._ITM_registerTM</text:span></text:p>
      <text:p text:style-name="P3"><text:span text:style-name="T4"><text:s/>0448 436c6f6e 65546162 6c6500 <text:s text:c="12"/>CloneTable. <text:s text:c="4"/></text:span></text:p>
      <text:p text:style-name="P3"><text:span text:style-name="T4">Contents of section .gnu.version:</text:span></text:p>
      <text:p text:style-name="P3"><text:span text:style-name="T4"><text:s/>0454 00000000 02000300 02000200 00000200 <text:s/>................</text:span></text:p>
      <text:p text:style-name="P3"><text:span text:style-name="T4"><text:s/>0464 00000200 <text:s text:c="28"/>.... <text:s text:c="11"/></text:span></text:p>
      <text:p text:style-name="P3"><text:span text:style-name="T4">Contents of section .gnu.version_r:</text:span></text:p>
      <text:p text:style-name="P3"><text:span text:style-name="T4"><text:s/>0468 01000200 01000000 10000000 00000000 <text:s/>................</text:span></text:p>
      <text:p text:style-name="P3"><text:span text:style-name="T4"><text:s/>0478 1469690d 00000300 50000000 10000000 <text:s/>.ii.....P.......</text:span></text:p>
      <text:p text:style-name="P3"><text:soft-page-break/><text:span text:style-name="T4"><text:s/>0488 751a6909 00000200 5a000000 00000000 <text:s/>u.i.....Z....…</text:span></text:p>
      <text:p text:style-name="P22"><text:span text:style-name="T4">[TRUNCATED OUTPUT]</text:span></text:p>
      <text:p text:style-name="P22"><text:span text:style-name="T4"/></text:p>
      <text:p text:style-name="P22"><text:span text:style-name="T4">(base) doug@pop-os:~/grad/cosc519/hw1/first$ objdump -Sr hello.o</text:span></text:p>
      <text:p text:style-name="P22"><text:span text:style-name="T4"/></text:p>
      <text:p text:style-name="P22"><text:span text:style-name="T4">hello.o: <text:s text:c="4"/>file format elf64-x86-64</text:span></text:p>
      <text:p text:style-name="P22"><text:span text:style-name="T4"/></text:p>
      <text:p text:style-name="P22"><text:span text:style-name="T4"/></text:p>
      <text:p text:style-name="P22"><text:span text:style-name="T4">Disassembly of section .text:</text:span></text:p>
      <text:p text:style-name="P22"><text:span text:style-name="T4"/></text:p>
      <text:p text:style-name="P22"><text:span text:style-name="T4">0000000000000000 &lt;main&gt;:</text:span></text:p>
      <text:p text:style-name="P22"><text:span text:style-name="T4"><text:s text:c="3"/>0:<text:tab/>55 <text:s text:c="18"/><text:tab/>push <text:s text:c="2"/>%rbp</text:span></text:p>
      <text:p text:style-name="P22"><text:span text:style-name="T4"><text:s text:c="3"/>1:<text:tab/>48 89 e5 <text:s text:c="12"/><text:tab/>mov <text:s text:c="3"/>%rsp,%rbp</text:span></text:p>
      <text:p text:style-name="P22"><text:span text:style-name="T4"><text:s text:c="3"/>4:<text:tab/>48 83 ec 70 <text:s text:c="9"/><text:tab/>sub <text:s text:c="3"/>$0x70,%rsp</text:span></text:p>
      <text:p text:style-name="P22"><text:span text:style-name="T4"><text:s text:c="3"/>8:<text:tab/>89 7d 9c <text:s text:c="12"/><text:tab/>mov <text:s text:c="3"/>%edi,-0x64(%rbp)</text:span></text:p>
      <text:p text:style-name="P22"><text:span text:style-name="T4"><text:s text:c="3"/>b:<text:tab/>48 89 75 90 <text:s text:c="9"/><text:tab/>mov <text:s text:c="3"/>%rsi,-0x70(%rbp)</text:span></text:p>
      <text:p text:style-name="P22"><text:span text:style-name="T4"><text:s text:c="3"/>f:<text:tab/>64 48 8b 04 25 28 00 <text:tab/>mov <text:s text:c="3"/>%fs:0x28,%rax</text:span></text:p>
      <text:p text:style-name="P22"><text:span text:style-name="T4"><text:s text:c="2"/>16:<text:tab/>00 00 </text:span></text:p>
      <text:p text:style-name="P22"><text:span text:style-name="T4"><text:s text:c="2"/>18:<text:tab/>48 89 45 f8 <text:s text:c="9"/><text:tab/>mov <text:s text:c="3"/>%rax,-0x8(%rbp)</text:span></text:p>
      <text:p text:style-name="P22"><text:span text:style-name="T4"><text:s text:c="2"/>1c:<text:tab/>31 c0 <text:s text:c="15"/><text:tab/>xor <text:s text:c="3"/>%eax,%eax</text:span></text:p>
      <text:p text:style-name="P22"><text:span text:style-name="T4"><text:s text:c="2"/>1e:<text:tab/>c7 45 ac 00 00 00 00 <text:tab/>movl <text:s text:c="2"/>$0x0,-0x54(%rbp)</text:span></text:p>
      <text:p text:style-name="P22"><text:span text:style-name="T4"><text:s text:c="2"/>25:<text:tab/>48 c7 45 b0 00 00 00 <text:tab/>movq <text:s text:c="2"/>$0x0,-0x50(%rbp)</text:span></text:p>
      <text:p text:style-name="P22"><text:span text:style-name="T4"><text:s text:c="2"/>2c:<text:tab/>00 </text:span></text:p>
      <text:p text:style-name="P22"><text:span text:style-name="T4"><text:s text:c="2"/>2d:<text:tab/>48 b8 54 68 69 73 20 <text:tab/>movabs $0x2073692073696854,%rax</text:span></text:p>
      <text:p text:style-name="P22"><text:span text:style-name="T4"><text:s text:c="2"/>34:<text:tab/>69 73 20 </text:span></text:p>
      <text:p text:style-name="P22"><text:span text:style-name="T4"><text:s text:c="2"/>37:<text:tab/>48 ba 61 20 73 74 72 <text:tab/>movabs $0x676e697274732061,%rdx</text:span></text:p>
      <text:p text:style-name="P22"><text:span text:style-name="T4"><text:s text:c="2"/>3e:<text:tab/>69 6e 67 </text:span></text:p>
      <text:p text:style-name="P22"><text:span text:style-name="T4"><text:s text:c="2"/>41:<text:tab/>48 89 45 d0 <text:s text:c="9"/><text:tab/>mov <text:s text:c="3"/>%rax,-0x30(%rbp)</text:span></text:p>
      <text:p text:style-name="P22"><text:span text:style-name="T4"><text:s text:c="2"/>45:<text:tab/>48 89 55 d8 <text:s text:c="9"/><text:tab/>mov <text:s text:c="3"/>%rdx,-0x28(%rbp)</text:span></text:p>
      <text:p text:style-name="P22"><text:span text:style-name="T4"><text:s text:c="2"/>49:<text:tab/>48 c7 45 e0 00 00 00 <text:tab/>movq <text:s text:c="2"/>$0x0,-0x20(%rbp)</text:span></text:p>
      <text:p text:style-name="P22"><text:span text:style-name="T4"><text:s text:c="2"/>50:<text:tab/>00 </text:span></text:p>
      <text:p text:style-name="P22"><text:span text:style-name="T4"><text:s text:c="2"/>51:<text:tab/>48 c7 45 e8 00 00 00 <text:tab/>movq <text:s text:c="2"/>$0x0,-0x18(%rbp)</text:span></text:p>
      <text:p text:style-name="P22"><text:span text:style-name="T4"><text:s text:c="2"/>58:<text:tab/>00 </text:span></text:p>
      <text:p text:style-name="P22"><text:span text:style-name="T4"><text:s text:c="2"/>59:<text:tab/>48 c7 45 f0 00 00 00 <text:tab/>movq <text:s text:c="2"/>$0x0,-0x10(%rbp)</text:span></text:p>
      <text:p text:style-name="P22"><text:span text:style-name="T4"><text:s text:c="2"/>60:<text:tab/>00 </text:span></text:p>
      <text:p text:style-name="P22"><text:span text:style-name="T4"><text:s text:c="2"/>61:<text:tab/>bf c8 00 00 00 <text:s text:c="6"/><text:tab/>mov <text:s text:c="3"/>$0xc8,%edi</text:span></text:p>
      <text:p text:style-name="P22"><text:span text:style-name="T4"><text:s text:c="2"/>66:<text:tab/>e8 00 00 00 00 <text:s text:c="6"/><text:tab/>callq <text:s/>6b &lt;main+0x6b&gt;</text:span></text:p>
      <text:p text:style-name="P22"><text:span text:style-name="T4"><text:tab/><text:tab/><text:tab/>67: R_X86_64_PLT32<text:tab/>malloc-0x4</text:span></text:p>
      <text:p text:style-name="P22"><text:span text:style-name="T4"><text:s text:c="2"/>6b:<text:tab/>48 89 45 b8 <text:s text:c="9"/><text:tab/>mov <text:s text:c="3"/>%rax,-0x48(%rbp)</text:span></text:p>
      <text:p text:style-name="P22"><text:soft-page-break/><text:span text:style-name="T4"><text:s text:c="2"/>6f:<text:tab/>bf c8 00 00 00 <text:s text:c="6"/><text:tab/>mov <text:s text:c="3"/>$0xc8,%edi</text:span></text:p>
      <text:p text:style-name="P22"><text:span text:style-name="T4"><text:s text:c="2"/>74:<text:tab/>e8 00 00 00 00 <text:s text:c="6"/><text:tab/>callq <text:s/>79 &lt;main+0x79&gt;</text:span></text:p>
      <text:p text:style-name="P22"><text:span text:style-name="T4"><text:tab/><text:tab/><text:tab/>75: R_X86_64_PLT32<text:tab/>malloc-0x4</text:span></text:p>
      <text:p text:style-name="P22"><text:span text:style-name="T4"><text:s text:c="2"/>79:<text:tab/>48 89 45 c0 <text:s text:c="9"/><text:tab/>mov <text:s text:c="3"/>%rax,-0x40(%rbp)</text:span></text:p>
      <text:p text:style-name="P22"><text:span text:style-name="T4"><text:s text:c="2"/>7d:<text:tab/>bf c8 00 00 00 <text:s text:c="6"/><text:tab/>mov <text:s text:c="3"/>$0xc8,%edi</text:span></text:p>
      <text:p text:style-name="P22"><text:span text:style-name="T4"><text:s text:c="2"/>82:<text:tab/>e8 00 00 00 00 <text:s text:c="6"/><text:tab/>callq <text:s/>87 &lt;main+0x87&gt;</text:span></text:p>
      <text:p text:style-name="P22"><text:span text:style-name="T4"><text:tab/><text:tab/><text:tab/>83: R_X86_64_PLT32<text:tab/>malloc-0x4</text:span></text:p>
      <text:p text:style-name="P22"><text:span text:style-name="T4"><text:s text:c="2"/>87:<text:tab/>48 89 45 c8 <text:s text:c="9"/><text:tab/>mov <text:s text:c="3"/>%rax,-0x38(%rbp)</text:span></text:p>
      <text:p text:style-name="P22"><text:span text:style-name="T4"><text:s text:c="2"/>8b:<text:tab/>c6 45 aa 58 <text:s text:c="9"/><text:tab/>movb <text:s text:c="2"/>$0x58,-0x56(%rbp)</text:span></text:p>
      <text:p text:style-name="P22"><text:span text:style-name="T4"><text:s text:c="2"/>8f:<text:tab/>c6 45 ab 44 <text:s text:c="9"/><text:tab/>movb <text:s text:c="2"/>$0x44,-0x55(%rbp)</text:span></text:p>
      <text:p text:style-name="P22"><text:span text:style-name="T4"><text:s text:c="2"/>93:<text:tab/>c7 45 ac 00 01 00 00 <text:tab/>movl <text:s text:c="2"/>$0x100,-0x54(%rbp)</text:span></text:p>
      <text:p text:style-name="P22"><text:span text:style-name="T4"><text:s text:c="2"/>9a:<text:tab/>48 b8 ef cd ab 89 67 <text:tab/>movabs $0x123456789abcdef,%rax</text:span></text:p>
      <text:p text:style-name="P22"><text:span text:style-name="T4"><text:s text:c="2"/>a1:<text:tab/>45 23 01 </text:span></text:p>
      <text:p text:style-name="P22"><text:span text:style-name="T4"><text:s text:c="2"/>a4:<text:tab/>48 89 45 b0 <text:s text:c="9"/><text:tab/>mov <text:s text:c="3"/>%rax,-0x50(%rbp)</text:span></text:p>
      <text:p text:style-name="P22"><text:span text:style-name="T4"><text:s text:c="2"/>a8:<text:tab/>48 8b 45 c0 <text:s text:c="9"/><text:tab/>mov <text:s text:c="3"/>-0x40(%rbp),%rax</text:span></text:p>
      <text:p text:style-name="P22"><text:span text:style-name="T4"><text:s text:c="2"/>ac:<text:tab/>c7 00 00 20 00 00 <text:s text:c="3"/><text:tab/>movl <text:s text:c="2"/>$0x2000,(%rax)</text:span></text:p>
      <text:p text:style-name="P22"><text:span text:style-name="T4"><text:s text:c="2"/>b2:<text:tab/>48 8b 45 c8 <text:s text:c="9"/><text:tab/>mov <text:s text:c="3"/>-0x38(%rbp),%rax</text:span></text:p>
      <text:p text:style-name="P22"><text:span text:style-name="T4"><text:s text:c="2"/>b6:<text:tab/>48 b9 bb bb aa aa 99 <text:tab/>movabs $0x88889999aaaabbbb,%rcx</text:span></text:p>
      <text:p text:style-name="P22"><text:span text:style-name="T4"><text:s text:c="2"/>bd:<text:tab/>99 88 88 </text:span></text:p>
      <text:p text:style-name="P22"><text:span text:style-name="T4"><text:s text:c="2"/>c0:<text:tab/>48 89 08 <text:s text:c="12"/><text:tab/>mov <text:s text:c="3"/>%rcx,(%rax)</text:span></text:p>
      <text:p text:style-name="P22"><text:span text:style-name="T4"><text:s text:c="2"/>c3:<text:tab/>48 8d 3d 00 00 00 00 <text:tab/>lea <text:s text:c="3"/>0x0(%rip),%rdi <text:s text:c="7"/># ca &lt;main+0xca&gt;</text:span></text:p>
      <text:p text:style-name="P22"><text:span text:style-name="T4"><text:tab/><text:tab/><text:tab/>c6: R_X86_64_PC32<text:tab/>.rodata-0x4</text:span></text:p>
      <text:p text:style-name="P22"><text:span text:style-name="T4"><text:s text:c="2"/>ca:<text:tab/>e8 00 00 00 00 <text:s text:c="6"/><text:tab/>callq <text:s/>cf &lt;main+0xcf&gt;</text:span></text:p>
      <text:p text:style-name="P22"><text:span text:style-name="T4"><text:tab/><text:tab/><text:tab/>cb: R_X86_64_PLT32<text:tab/>puts-0x4</text:span></text:p>
      <text:p text:style-name="P22"><text:span text:style-name="T4"><text:s text:c="2"/>cf:<text:tab/>48 8d 3d 00 00 00 00 <text:tab/>lea <text:s text:c="3"/>0x0(%rip),%rdi <text:s text:c="7"/># d6 &lt;main+0xd6&gt;</text:span></text:p>
      <text:p text:style-name="P22"><text:span text:style-name="T4"><text:tab/><text:tab/><text:tab/>d2: R_X86_64_PC32<text:tab/>.rodata+0x8</text:span></text:p>
      <text:p text:style-name="P22"><text:span text:style-name="T4"><text:s text:c="2"/>d6:<text:tab/>e8 00 00 00 00 <text:s text:c="6"/><text:tab/>callq <text:s/>db &lt;main+0xdb&gt;</text:span></text:p>
      <text:p text:style-name="P22"><text:span text:style-name="T4"><text:tab/><text:tab/><text:tab/>d7: R_X86_64_PLT32<text:tab/>puts-0x4</text:span></text:p>
      <text:p text:style-name="P22"><text:span text:style-name="T4"><text:s text:c="2"/>db:<text:tab/>48 8b 45 b0 <text:s text:c="9"/><text:tab/>mov <text:s text:c="3"/>-0x50(%rbp),%rax</text:span></text:p>
      <text:p text:style-name="P22"><text:span text:style-name="T4"><text:s text:c="2"/>df:<text:tab/>48 89 c6 <text:s text:c="12"/><text:tab/>mov <text:s text:c="3"/>%rax,%rsi</text:span></text:p>
      <text:p text:style-name="P22"><text:span text:style-name="T4"><text:s text:c="2"/>e2:<text:tab/>48 8d 3d 00 00 00 00 <text:tab/>lea <text:s text:c="3"/>0x0(%rip),%rdi <text:s text:c="7"/># e9 &lt;main+0xe9&gt;</text:span></text:p>
      <text:p text:style-name="P22"><text:span text:style-name="T4"><text:tab/><text:tab/><text:tab/>e5: R_X86_64_PC32<text:tab/>.rodata+0xa</text:span></text:p>
      <text:p text:style-name="P22"><text:span text:style-name="T4"><text:s text:c="2"/>e9:<text:tab/>b8 00 00 00 00 <text:s text:c="6"/><text:tab/>mov <text:s text:c="3"/>$0x0,%eax</text:span></text:p>
      <text:p text:style-name="P22"><text:span text:style-name="T4"><text:s text:c="2"/>ee:<text:tab/>e8 00 00 00 00 <text:s text:c="6"/><text:tab/>callq <text:s/>f3 &lt;main+0xf3&gt;</text:span></text:p>
      <text:p text:style-name="P22"><text:span text:style-name="T4"><text:tab/><text:tab/><text:tab/>ef: R_X86_64_PLT32<text:tab/>printf-0x4</text:span></text:p>
      <text:p text:style-name="P22"><text:span text:style-name="T4"><text:s text:c="2"/>f3:<text:tab/>8b 45 ac <text:s text:c="12"/><text:tab/>mov <text:s text:c="3"/>-0x54(%rbp),%eax</text:span></text:p>
      <text:p text:style-name="P22"><text:span text:style-name="T4"><text:s text:c="2"/>f6:<text:tab/>89 c6 <text:s text:c="15"/><text:tab/>mov <text:s text:c="3"/>%eax,%esi</text:span></text:p>
      <text:p text:style-name="P22"><text:span text:style-name="T4"><text:s text:c="2"/>f8:<text:tab/>48 8d 3d 00 00 00 00 <text:tab/>lea <text:s text:c="3"/>0x0(%rip),%rdi <text:s text:c="7"/># ff &lt;main+0xff&gt;</text:span></text:p>
      <text:p text:style-name="P22"><text:span text:style-name="T4"><text:tab/><text:tab/><text:tab/>fb: R_X86_64_PC32<text:tab/>.rodata+0x14</text:span></text:p>
      <text:p text:style-name="P22"><text:soft-page-break/><text:span text:style-name="T4"><text:s text:c="2"/>ff:<text:tab/>b8 00 00 00 00 <text:s text:c="6"/><text:tab/>mov <text:s text:c="3"/>$0x0,%eax</text:span></text:p>
      <text:p text:style-name="P22"><text:span text:style-name="T4"><text:s/>104:<text:tab/>e8 00 00 00 00 <text:s text:c="6"/><text:tab/>callq <text:s/>109 &lt;main+0x109&gt;</text:span></text:p>
      <text:p text:style-name="P22"><text:span text:style-name="T4"><text:tab/><text:tab/><text:tab/>105: R_X86_64_PLT32<text:tab/>printf-0x4</text:span></text:p>
      <text:p text:style-name="P22"><text:span text:style-name="T4"><text:s/>109:<text:tab/>8b 45 ac <text:s text:c="12"/><text:tab/>mov <text:s text:c="3"/>-0x54(%rbp),%eax</text:span></text:p>
      <text:p text:style-name="P22"><text:span text:style-name="T4"><text:s/>10c:<text:tab/>89 c6 <text:s text:c="15"/><text:tab/>mov <text:s text:c="3"/>%eax,%esi</text:span></text:p>
      <text:p text:style-name="P22"><text:span text:style-name="T4"><text:s/>10e:<text:tab/>48 8d 3d 00 00 00 00 <text:tab/>lea <text:s text:c="3"/>0x0(%rip),%rdi <text:s text:c="7"/># 115 &lt;main+0x115&gt;</text:span></text:p>
      <text:p text:style-name="P22"><text:span text:style-name="T4"><text:tab/><text:tab/><text:tab/>111: R_X86_64_PC32<text:tab/>.rodata+0x1d</text:span></text:p>
      <text:p text:style-name="P22"><text:span text:style-name="T4"><text:s/>115:<text:tab/>b8 00 00 00 00 <text:s text:c="6"/><text:tab/>mov <text:s text:c="3"/>$0x0,%eax</text:span></text:p>
      <text:p text:style-name="P22"><text:span text:style-name="T4"><text:s/>11a:<text:tab/>e8 00 00 00 00 <text:s text:c="6"/><text:tab/>callq <text:s/>11f &lt;main+0x11f&gt;</text:span></text:p>
      <text:p text:style-name="P22"><text:span text:style-name="T4"><text:tab/><text:tab/><text:tab/>11b: R_X86_64_PLT32<text:tab/>printf-0x4</text:span></text:p>
      <text:p text:style-name="P22"><text:span text:style-name="T4"><text:s/>11f:<text:tab/>8b 45 ac <text:s text:c="12"/><text:tab/>mov <text:s text:c="3"/>-0x54(%rbp),%eax</text:span></text:p>
      <text:p text:style-name="P22"><text:span text:style-name="T4"><text:s/>122:<text:tab/>89 c6 <text:s text:c="15"/><text:tab/>mov <text:s text:c="3"/>%eax,%esi</text:span></text:p>
      <text:p text:style-name="P22"><text:span text:style-name="T4"><text:s/>124:<text:tab/>48 8d 3d 00 00 00 00 <text:tab/>lea <text:s text:c="3"/>0x0(%rip),%rdi <text:s text:c="7"/># 12b &lt;main+0x12b&gt;</text:span></text:p>
      <text:p text:style-name="P22"><text:span text:style-name="T4"><text:tab/><text:tab/><text:tab/>127: R_X86_64_PC32<text:tab/>.rodata+0x28</text:span></text:p>
      <text:p text:style-name="P22"><text:span text:style-name="T4"><text:s/>12b:<text:tab/>b8 00 00 00 00 <text:s text:c="6"/><text:tab/>mov <text:s text:c="3"/>$0x0,%eax</text:span></text:p>
      <text:p text:style-name="P22"><text:span text:style-name="T4"><text:s/>130:<text:tab/>e8 00 00 00 00 <text:s text:c="6"/><text:tab/>callq <text:s/>135 &lt;main+0x135&gt;</text:span></text:p>
      <text:p text:style-name="P22"><text:span text:style-name="T4"><text:tab/><text:tab/><text:tab/>131: R_X86_64_PLT32<text:tab/>printf-0x4</text:span></text:p>
      <text:p text:style-name="P22"><text:span text:style-name="T4"><text:s/>135:<text:tab/>0f be 45 aa <text:s text:c="9"/><text:tab/>movsbl -0x56(%rbp),%eax</text:span></text:p>
      <text:p text:style-name="P22"><text:span text:style-name="T4"><text:s/>139:<text:tab/>89 c6 <text:s text:c="15"/><text:tab/>mov <text:s text:c="3"/>%eax,%esi</text:span></text:p>
      <text:p text:style-name="P22"><text:span text:style-name="T4"><text:s/>13b:<text:tab/>48 8d 3d 00 00 00 00 <text:tab/>lea <text:s text:c="3"/>0x0(%rip),%rdi <text:s text:c="7"/># 142 &lt;main+0x142&gt;</text:span></text:p>
      <text:p text:style-name="P22"><text:span text:style-name="T4"><text:tab/><text:tab/><text:tab/>13e: R_X86_64_PC32<text:tab/>.rodata+0x32</text:span></text:p>
      <text:p text:style-name="P22"><text:span text:style-name="T4"><text:s/>142:<text:tab/>b8 00 00 00 00 <text:s text:c="6"/><text:tab/>mov <text:s text:c="3"/>$0x0,%eax</text:span></text:p>
      <text:p text:style-name="P22"><text:span text:style-name="T4"><text:s/>147:<text:tab/>e8 00 00 00 00 <text:s text:c="6"/><text:tab/>callq <text:s/>14c &lt;main+0x14c&gt;</text:span></text:p>
      <text:p text:style-name="P22"><text:span text:style-name="T4"><text:tab/><text:tab/><text:tab/>148: R_X86_64_PLT32<text:tab/>printf-0x4</text:span></text:p>
      <text:p text:style-name="P22"><text:span text:style-name="T4"><text:s/>14c:<text:tab/>48 8d 45 d0 <text:s text:c="9"/><text:tab/>lea <text:s text:c="3"/>-0x30(%rbp),%rax</text:span></text:p>
      <text:p text:style-name="P22"><text:span text:style-name="T4"><text:s/>150:<text:tab/>48 89 c6 <text:s text:c="12"/><text:tab/>mov <text:s text:c="3"/>%rax,%rsi</text:span></text:p>
      <text:p text:style-name="P22"><text:span text:style-name="T4"><text:s/>153:<text:tab/>48 8d 3d 00 00 00 00 <text:tab/>lea <text:s text:c="3"/>0x0(%rip),%rdi <text:s text:c="7"/># 15a &lt;main+0x15a&gt;</text:span></text:p>
      <text:p text:style-name="P22"><text:span text:style-name="T4"><text:tab/><text:tab/><text:tab/>156: R_X86_64_PC32<text:tab/>.rodata+0x3b</text:span></text:p>
      <text:p text:style-name="P22"><text:span text:style-name="T4"><text:s/>15a:<text:tab/>b8 00 00 00 00 <text:s text:c="6"/><text:tab/>mov <text:s text:c="3"/>$0x0,%eax</text:span></text:p>
      <text:p text:style-name="P22"><text:span text:style-name="T4"><text:s/>15f:<text:tab/>e8 00 00 00 00 <text:s text:c="6"/><text:tab/>callq <text:s/>164 &lt;main+0x164&gt;</text:span></text:p>
      <text:p text:style-name="P22"><text:span text:style-name="T4"><text:tab/><text:tab/><text:tab/>160: R_X86_64_PLT32<text:tab/>printf-0x4</text:span></text:p>
      <text:p text:style-name="P22"><text:span text:style-name="T4"><text:s/>164:<text:tab/>b8 00 00 00 00 <text:s text:c="6"/><text:tab/>mov <text:s text:c="3"/>$0x0,%eax</text:span></text:p>
      <text:p text:style-name="P22"><text:span text:style-name="T4"><text:s/>169:<text:tab/>48 8b 55 f8 <text:s text:c="9"/><text:tab/>mov <text:s text:c="3"/>-0x8(%rbp),%rdx</text:span></text:p>
      <text:p text:style-name="P22"><text:span text:style-name="T4"><text:s/>16d:<text:tab/>64 48 33 14 25 28 00 <text:tab/>xor <text:s text:c="3"/>%fs:0x28,%rdx</text:span></text:p>
      <text:p text:style-name="P22"><text:span text:style-name="T4"><text:s/>174:<text:tab/>00 00 </text:span></text:p>
      <text:p text:style-name="P22"><text:span text:style-name="T4"><text:s/>176:<text:tab/>74 05 <text:s text:c="15"/><text:tab/>je <text:s text:c="4"/>17d &lt;main+0x17d&gt;</text:span></text:p>
      <text:p text:style-name="P22"><text:span text:style-name="T4"><text:s/>178:<text:tab/>e8 00 00 00 00 <text:s text:c="6"/><text:tab/>callq <text:s/>17d &lt;main+0x17d&gt;</text:span></text:p>
      <text:p text:style-name="P22"><text:span text:style-name="T4"><text:tab/><text:tab/><text:tab/>179: R_X86_64_PLT32<text:tab/>__stack_chk_fail-0x4</text:span></text:p>
      <text:p text:style-name="P22"><text:span text:style-name="T4"><text:s/>17d:<text:tab/>c9 <text:s text:c="18"/><text:tab/>leaveq </text:span></text:p>
      <text:p text:style-name="P22"><text:soft-page-break/><text:span text:style-name="T4"><text:s/>17e:<text:tab/>c3 <text:s text:c="18"/><text:tab/>retq <text:s text:c="2"/></text:span></text:p>
      <text:p text:style-name="P3"><text:span text:style-name="T4"/></text:p>
      <text:p text:style-name="P3"><text:bookmark text:name="page3R_mcid10"/><text:bookmark text:name="page3R_mcid11"/><text:span text:style-name="T4">4.Learn “find” and “grep” commands and show some examples of their usage. Create some dummy directories and data to test these commands. </text:span></text:p>
      <text:p text:style-name="P3"><text:span text:style-name="T4"/></text:p>
      <text:p text:style-name="P25"><text:span text:style-name="T16">Find: Search for files and directories based on specified conditions</text:span></text:p>
      <text:p text:style-name="P23"><text:span text:style-name="T2"/></text:p>
      <text:p text:style-name="P23"><text:span text:style-name="T15">(base) doug@pop-os:~/grad/cosc519/hw1$ find ./ -name hello*</text:span></text:p>
      <text:p text:style-name="P23"><text:span text:style-name="T15">./first/hello.s</text:span></text:p>
      <text:p text:style-name="P23"><text:span text:style-name="T15">./first/hello.o</text:span></text:p>
      <text:p text:style-name="P23"><text:span text:style-name="T15">./first/hello</text:span></text:p>
      <text:p text:style-name="P23"><text:span text:style-name="T15">./first/hello.c</text:span></text:p>
      <text:p text:style-name="P23"><text:span text:style-name="T15">./first/hello.lst</text:span></text:p>
      <text:p text:style-name="P23"><text:span text:style-name="T15">./first/hello.map</text:span></text:p>
      <text:p text:style-name="P23"><text:span text:style-name="T15"/></text:p>
      <text:p text:style-name="P23"><text:span text:style-name="T15">(base) doug@pop-os:~/grad/cosc519/hw1/data$ find ./ -type f ! -perm 777</text:span></text:p>
      <text:p text:style-name="P23"><text:span text:style-name="T15">./hw1.txt</text:span></text:p>
      <text:p text:style-name="P23"><text:span text:style-name="T15">./newhw1.txt</text:span></text:p>
      <text:p text:style-name="P23"><text:span text:style-name="T15">./new_file.txt</text:span></text:p>
      <text:p text:style-name="P23"><text:span text:style-name="T15"/></text:p>
      <text:p text:style-name="P24"><text:span text:style-name="T16">Grep: Search files for specified character patterns</text:span></text:p>
      <text:p text:style-name="P3"><text:span text:style-name="T4"/></text:p>
      <text:p text:style-name="P12">(base) doug@pop-os:~/grad/cosc519/hw1/data$ grep -i "a" -in *.txt</text:p>
      <text:p text:style-name="P12">new_file.txt:1:apples</text:p>
      <text:p text:style-name="P12">new_file.txt:2:bananas</text:p>
      <text:p text:style-name="P12">new_file.txt:3:oranges</text:p>
      <text:p text:style-name="P12">test1.txt:1:apples</text:p>
      <text:p text:style-name="P12">test1.txt:2:bananas</text:p>
      <text:p text:style-name="P12">test1.txt:3:oranges</text:p>
      <text:p text:style-name="P12"/>
      <text:p text:style-name="P13">(base) doug@pop-os:~/grad/cosc519/hw1/data$ grep -c "o" -in new_file.txt</text:p>
      <text:p text:style-name="P13">1</text:p>
      <text:p text:style-name="P13"/>
      <text:p text:style-name="P13">(base) doug@pop-os:~/grad/cosc519/hw1/data$ grep -w "oranges" <text:s/>new_file.txt</text:p>
      <text:p text:style-name="P13">oranges</text:p>
      <text:p text:style-name="P13"/>
      <text:p text:style-name="P13"/>
      <text:p text:style-name="P3"><text:bookmark text:name="page3R_mcid12"/><text:bookmark text:name="page3R_mcid13"/><text:span text:style-name="T4">5.Write a small Linux shell program or get any sample from the Web and run it and show the results. Include your shell program and results with the homework (a reasonable size shell program).</text:span></text:p>
      <text:p text:style-name="Standard"/>
      <text:p text:style-name="P1">save_sum.sh:</text:p>
      <text:p text:style-name="P1">#! /bin/bash</text:p>
      <text:p text:style-name="P1">: '</text:p>
      <text:p text:style-name="P1">The following script sums two numbers, prints the result and saves it to a file</text:p>
      <text:p text:style-name="P1"><text:soft-page-break/>'</text:p>
      <text:p text:style-name="P1">#Add two numbers</text:p>
      <text:p text:style-name="P1">a=17</text:p>
      <text:p text:style-name="P1">b=5</text:p>
      <text:p text:style-name="P1">((sum=a+b))</text:p>
      <text:p text:style-name="P1"/>
      <text:p text:style-name="P1">#Print to screen</text:p>
      <text:p text:style-name="P1">echo "The Sum of " $a "and" $b "is" $sum</text:p>
      <text:p text:style-name="P1"/>
      <text:p text:style-name="P1">#save to file</text:p>
      <text:p text:style-name="P1">tee sumfile.txt &lt;&lt;&lt; $sum</text:p>
      <text:p text:style-name="P1"/>
      <text:p text:style-name="P1">Output:</text:p>
      <text:p text:style-name="P1">(base) doug@pop-os:~/grad/cosc519/hw1$ ./save_sum.sh</text:p>
      <text:p text:style-name="P1">The Sum of <text:s/>17 and 5 is 22</text:p>
      <text:p text:style-name="P1">22</text:p>
      <text:p text:style-name="P1">2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1T17:51:42.842228030</meta:creation-date>
    <dc:date>2021-09-21T20:38:11.372364891</dc:date>
    <meta:editing-duration>PT57M51S</meta:editing-duration>
    <meta:editing-cycles>12</meta:editing-cycles>
    <meta:generator>LibreOffice/6.4.7.2$Linux_X86_64 LibreOffice_project/40$Build-2</meta:generator>
    <meta:document-statistic meta:table-count="0" meta:image-count="0" meta:object-count="0" meta:page-count="14" meta:paragraph-count="503" meta:word-count="2933" meta:character-count="23302" meta:non-whitespace-character-count="17685"/>
  </office:meta>
</office:document-meta>
</file>